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8" style:family="paragraph">
      <style:paragraph-properties fo:line-height="100.00%" fo:text-align="center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43" style:family="paragraph">
      <style:paragraph-properties fo:line-height="100.00%" fo:text-align="righ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64" style:family="paragraph">
      <style:paragraph-properties fo:line-height="100.00%" fo:text-align="righ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7" style:family="paragraph">
      <style:paragraph-properties fo:line-height="100.00%" fo:text-align="righ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8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0" style:family="paragraph">
      <style:paragraph-properties fo:line-height="100.00%" fo:text-align="righ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12" style:family="paragraph">
      <style:paragraph-properties fo:line-height="100.00%" fo:text-align="center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7" style:family="paragraph">
      <style:paragraph-properties fo:line-height="100.00%" fo:text-align="right"/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7" style:family="paragraph">
      <style:paragraph-properties fo:line-height="100.00%" fo:text-align="right"/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4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4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54" style:family="paragraph">
      <style:paragraph-properties fo:line-height="100.00%" fo:text-align="right"/>
    </style:style>
    <style:style style:name="P15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60" style:family="paragraph">
      <style:paragraph-properties fo:line-height="100.00%" fo:text-align="center"/>
    </style:style>
    <style:style style:name="P1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66" style:family="paragraph">
      <style:paragraph-properties fo:line-height="100.00%" fo:text-align="center"/>
    </style:style>
    <style:style style:name="P16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9" style:family="paragraph">
      <style:paragraph-properties fo:line-height="100.00%" fo:text-align="center"/>
    </style:style>
    <style:style style:name="P1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2" style:family="paragraph">
      <style:paragraph-properties fo:line-height="100.00%" fo:text-align="center"/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8" style:family="paragraph">
      <style:paragraph-properties fo:line-height="100.00%" fo:text-align="center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1" style:family="paragraph">
      <style:paragraph-properties fo:line-height="100.00%" fo:text-align="center"/>
    </style:style>
    <style:style style:name="P1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3" style:family="paragraph">
      <style:paragraph-properties fo:line-height="100.00%" fo:text-align="right"/>
    </style:style>
    <style:style style:name="P184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89" style:family="paragraph">
      <style:paragraph-properties fo:line-height="100.00%" fo:text-align="center"/>
    </style:style>
    <style:style style:name="P1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92" style:family="paragraph">
      <style:paragraph-properties fo:line-height="100.00%" fo:text-align="center"/>
    </style:style>
    <style:style style:name="P1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95" style:family="paragraph">
      <style:paragraph-properties fo:line-height="100.00%" fo:text-align="center"/>
    </style:style>
    <style:style style:name="P19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97" style:family="paragraph">
      <style:paragraph-properties fo:line-height="100.00%" fo:text-align="right"/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9" style:family="paragraph">
      <style:paragraph-properties fo:line-height="100.00%" fo:text-align="center"/>
    </style:style>
    <style:style style:name="P20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03" style:family="paragraph">
      <style:paragraph-properties fo:line-height="100.00%" fo:text-align="center"/>
    </style:style>
    <style:style style:name="P20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06" style:family="paragraph">
      <style:paragraph-properties fo:line-height="100.00%" fo:text-align="center"/>
    </style:style>
    <style:style style:name="P20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0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09" style:family="paragraph">
      <style:paragraph-properties fo:line-height="100.00%" fo:text-align="center"/>
    </style:style>
    <style:style style:name="P21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2" style:family="paragraph">
      <style:paragraph-properties fo:line-height="100.00%" fo:text-align="center"/>
    </style:style>
    <style:style style:name="P2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5" style:family="paragraph">
      <style:paragraph-properties fo:line-height="100.00%" fo:text-align="center"/>
    </style:style>
    <style:style style:name="P2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8" style:family="paragraph">
      <style:paragraph-properties fo:line-height="100.00%" fo:text-align="center"/>
    </style:style>
    <style:style style:name="P21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20" style:family="paragraph">
      <style:paragraph-properties fo:line-height="100.00%" fo:text-align="right"/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26" style:family="paragraph">
      <style:paragraph-properties fo:line-height="100.00%" fo:text-align="center"/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2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29" style:family="paragraph">
      <style:paragraph-properties fo:line-height="100.00%" fo:text-align="center"/>
    </style:style>
    <style:style style:name="P2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2" style:family="paragraph">
      <style:paragraph-properties fo:line-height="100.00%" fo:text-align="center"/>
    </style:style>
    <style:style style:name="P2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5" style:family="paragraph">
      <style:paragraph-properties fo:line-height="100.00%" fo:text-align="center"/>
    </style:style>
    <style:style style:name="P2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8" style:family="paragraph">
      <style:paragraph-properties fo:line-height="100.00%" fo:text-align="center"/>
    </style:style>
    <style:style style:name="P2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1" style:family="paragraph">
      <style:paragraph-properties fo:line-height="100.00%" fo:text-align="center"/>
    </style:style>
    <style:style style:name="P2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3" style:family="paragraph">
      <style:paragraph-properties fo:line-height="100.00%" fo:text-align="center"/>
    </style:style>
    <style:style style:name="P2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5" style:family="paragraph">
      <style:paragraph-properties fo:line-height="100.00%" fo:text-align="right"/>
    </style:style>
    <style:style style:name="P24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47" style:family="paragraph">
      <style:paragraph-properties fo:line-height="100.00%" fo:text-align="center"/>
    </style:style>
    <style:style style:name="P24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1" style:family="paragraph">
      <style:paragraph-properties fo:line-height="100.00%" fo:text-align="center"/>
    </style:style>
    <style:style style:name="P2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54" style:family="paragraph">
      <style:paragraph-properties fo:line-height="100.00%" fo:text-align="center"/>
    </style:style>
    <style:style style:name="P2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5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57" style:family="paragraph">
      <style:paragraph-properties fo:line-height="100.00%" fo:text-align="center"/>
    </style:style>
    <style:style style:name="P2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60" style:family="paragraph">
      <style:paragraph-properties fo:line-height="100.00%" fo:text-align="center"/>
    </style:style>
    <style:style style:name="P2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63" style:family="paragraph">
      <style:paragraph-properties fo:line-height="100.00%" fo:text-align="center"/>
    </style:style>
    <style:style style:name="P26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65" style:family="paragraph">
      <style:paragraph-properties fo:line-height="100.00%" fo:text-align="right"/>
    </style:style>
    <style:style style:name="P26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67" style:family="paragraph">
      <style:paragraph-properties fo:line-height="100.00%" fo:text-align="center"/>
    </style:style>
    <style:style style:name="P26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1" style:family="paragraph">
      <style:paragraph-properties fo:line-height="100.00%" fo:text-align="center"/>
    </style:style>
    <style:style style:name="P2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74" style:family="paragraph">
      <style:paragraph-properties fo:line-height="100.00%" fo:text-align="center"/>
    </style:style>
    <style:style style:name="P27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77" style:family="paragraph">
      <style:paragraph-properties fo:line-height="100.00%" fo:text-align="center"/>
    </style:style>
    <style:style style:name="P27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79" style:family="paragraph">
      <style:paragraph-properties fo:line-height="100.00%" fo:text-align="right"/>
    </style:style>
    <style:style style:name="P28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81" style:family="paragraph">
      <style:paragraph-properties fo:line-height="100.00%" fo:text-align="center"/>
    </style:style>
    <style:style style:name="P282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5" style:family="paragraph">
      <style:paragraph-properties fo:line-height="100.00%" fo:text-align="center"/>
    </style:style>
    <style:style style:name="P28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88" style:family="paragraph">
      <style:paragraph-properties fo:line-height="100.00%" fo:text-align="center"/>
    </style:style>
    <style:style style:name="P2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91" style:family="paragraph">
      <style:paragraph-properties fo:line-height="100.00%" fo:text-align="center"/>
    </style:style>
    <style:style style:name="P29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4" style:family="paragraph">
      <style:paragraph-properties fo:line-height="100.00%" fo:text-align="center"/>
    </style:style>
    <style:style style:name="P29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6" style:family="paragraph">
      <style:paragraph-properties fo:line-height="100.00%" fo:text-align="right"/>
    </style:style>
    <style:style style:name="TableColumn0100" style:family="table-column">
      <style:table-column-properties style:column-width="6.69791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1.343750in"/>
    </style:style>
    <style:style style:name="TableColumn0202" style:family="table-column">
      <style:table-column-properties style:column-width="1.333333in"/>
    </style:style>
    <style:style style:name="TableColumn0203" style:family="table-column">
      <style:table-column-properties style:column-width="1.343750in"/>
    </style:style>
    <style:style style:name="TableColumn0204" style:family="table-column">
      <style:table-column-properties style:column-width="1.343750in"/>
    </style:style>
    <style:style style:name="Table02" style:family="table">
      <style:table-properties style:width="6.708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6.697917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400" style:family="table-column">
      <style:table-column-properties style:column-width="1.343750in"/>
    </style:style>
    <style:style style:name="TableColumn0401" style:family="table-column">
      <style:table-column-properties style:column-width="1.343750in"/>
    </style:style>
    <style:style style:name="TableColumn0402" style:family="table-column">
      <style:table-column-properties style:column-width="1.333333in"/>
    </style:style>
    <style:style style:name="TableColumn0403" style:family="table-column">
      <style:table-column-properties style:column-width="1.343750in"/>
    </style:style>
    <style:style style:name="TableColumn0404" style:family="table-column">
      <style:table-column-properties style:column-width="1.520833in"/>
    </style:style>
    <style:style style:name="Table04" style:family="table">
      <style:table-properties style:width="6.8854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6.760417in"/>
    </style:style>
    <style:style style:name="Table05" style:family="table">
      <style:table-properties style:width="6.7604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600" style:family="table-column">
      <style:table-column-properties style:column-width="1.343750in"/>
    </style:style>
    <style:style style:name="TableColumn0601" style:family="table-column">
      <style:table-column-properties style:column-width="1.343750in"/>
    </style:style>
    <style:style style:name="TableColumn0602" style:family="table-column">
      <style:table-column-properties style:column-width="1.333333in"/>
    </style:style>
    <style:style style:name="TableColumn0603" style:family="table-column">
      <style:table-column-properties style:column-width="1.343750in"/>
    </style:style>
    <style:style style:name="TableColumn0604" style:family="table-column">
      <style:table-column-properties style:column-width="1.343750in"/>
    </style:style>
    <style:style style:name="Table06" style:family="table">
      <style:table-properties style:width="6.70833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700" style:family="table-column">
      <style:table-column-properties style:column-width="6.760417in"/>
    </style:style>
    <style:style style:name="Table07" style:family="table">
      <style:table-properties style:width="6.7604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800" style:family="table-column">
      <style:table-column-properties style:column-width="1.343750in"/>
    </style:style>
    <style:style style:name="TableColumn0801" style:family="table-column">
      <style:table-column-properties style:column-width="1.343750in"/>
    </style:style>
    <style:style style:name="TableColumn0802" style:family="table-column">
      <style:table-column-properties style:column-width="1.333333in"/>
    </style:style>
    <style:style style:name="TableColumn0803" style:family="table-column">
      <style:table-column-properties style:column-width="1.343750in"/>
    </style:style>
    <style:style style:name="TableColumn0804" style:family="table-column">
      <style:table-column-properties style:column-width="1.343750in"/>
    </style:style>
    <style:style style:name="Table08" style:family="table">
      <style:table-properties style:width="6.7083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6.760417in"/>
    </style:style>
    <style:style style:name="Table09" style:family="table">
      <style:table-properties style:width="6.7604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000" style:family="table-column">
      <style:table-column-properties style:column-width="1.343750in"/>
    </style:style>
    <style:style style:name="TableColumn1001" style:family="table-column">
      <style:table-column-properties style:column-width="1.343750in"/>
    </style:style>
    <style:style style:name="TableColumn1002" style:family="table-column">
      <style:table-column-properties style:column-width="1.333333in"/>
    </style:style>
    <style:style style:name="TableColumn1003" style:family="table-column">
      <style:table-column-properties style:column-width="1.343750in"/>
    </style:style>
    <style:style style:name="TableColumn1004" style:family="table-column">
      <style:table-column-properties style:column-width="1.343750in"/>
    </style:style>
    <style:style style:name="Table10" style:family="table">
      <style:table-properties style:width="6.70833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 style:min-row-height="0.197917in"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6.760417in"/>
    </style:style>
    <style:style style:name="Table11" style:family="table">
      <style:table-properties style:width="6.760417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200" style:family="table-column">
      <style:table-column-properties style:column-width="1.343750in"/>
    </style:style>
    <style:style style:name="TableColumn1201" style:family="table-column">
      <style:table-column-properties style:column-width="1.343750in"/>
    </style:style>
    <style:style style:name="TableColumn1202" style:family="table-column">
      <style:table-column-properties style:column-width="1.333333in"/>
    </style:style>
    <style:style style:name="TableColumn1203" style:family="table-column">
      <style:table-column-properties style:column-width="1.343750in"/>
    </style:style>
    <style:style style:name="TableColumn1204" style:family="table-column">
      <style:table-column-properties style:column-width="1.343750in"/>
    </style:style>
    <style:style style:name="Table12" style:family="table">
      <style:table-properties style:width="6.70833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203" style:family="table-row">
      <style:table-row-properties style:min-row-height="0.781250in"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300" style:family="table-column">
      <style:table-column-properties style:column-width="6.760417in"/>
    </style:style>
    <style:style style:name="Table13" style:family="table">
      <style:table-properties style:width="6.760417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400" style:family="table-column">
      <style:table-column-properties style:column-width="1.343750in"/>
    </style:style>
    <style:style style:name="TableColumn1401" style:family="table-column">
      <style:table-column-properties style:column-width="1.343750in"/>
    </style:style>
    <style:style style:name="TableColumn1402" style:family="table-column">
      <style:table-column-properties style:column-width="1.333333in"/>
    </style:style>
    <style:style style:name="TableColumn1403" style:family="table-column">
      <style:table-column-properties style:column-width="1.343750in"/>
    </style:style>
    <style:style style:name="TableColumn1404" style:family="table-column">
      <style:table-column-properties style:column-width="1.343750in"/>
    </style:style>
    <style:style style:name="Table14" style:family="table">
      <style:table-properties style:width="6.708333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4" style:family="table-row">
      <style:table-row-properties style:min-row-height="0.572917in"/>
    </style:style>
    <style:style style:name="TableCell1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1500" style:family="table-column">
      <style:table-column-properties style:column-width="6.760417in"/>
    </style:style>
    <style:style style:name="Table15" style:family="table">
      <style:table-properties style:width="6.760417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600" style:family="table-column">
      <style:table-column-properties style:column-width="1.343750in"/>
    </style:style>
    <style:style style:name="TableColumn1601" style:family="table-column">
      <style:table-column-properties style:column-width="1.343750in"/>
    </style:style>
    <style:style style:name="TableColumn1602" style:family="table-column">
      <style:table-column-properties style:column-width="1.333333in"/>
    </style:style>
    <style:style style:name="TableColumn1603" style:family="table-column">
      <style:table-column-properties style:column-width="1.343750in"/>
    </style:style>
    <style:style style:name="TableColumn1604" style:family="table-column">
      <style:table-column-properties style:column-width="1.343750in"/>
    </style:style>
    <style:style style:name="Table16" style:family="table">
      <style:table-properties style:width="6.708333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603" style:family="table-row">
      <style:table-row-properties style:min-row-height="0.395833in"/>
    </style:style>
    <style:style style:name="TableCell1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700" style:family="table-column">
      <style:table-column-properties style:column-width="6.760417in"/>
    </style:style>
    <style:style style:name="Table17" style:family="table">
      <style:table-properties style:width="6.760417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800" style:family="table-column">
      <style:table-column-properties style:column-width="1.343750in"/>
    </style:style>
    <style:style style:name="TableColumn1801" style:family="table-column">
      <style:table-column-properties style:column-width="1.343750in"/>
    </style:style>
    <style:style style:name="TableColumn1802" style:family="table-column">
      <style:table-column-properties style:column-width="1.333333in"/>
    </style:style>
    <style:style style:name="TableColumn1803" style:family="table-column">
      <style:table-column-properties style:column-width="1.343750in"/>
    </style:style>
    <style:style style:name="TableColumn1804" style:family="table-column">
      <style:table-column-properties style:column-width="1.343750in"/>
    </style:style>
    <style:style style:name="Table18" style:family="table">
      <style:table-properties style:width="6.708333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4" style:family="table-row">
      <style:table-row-properties style:min-row-height="0.625000in"/>
    </style:style>
    <style:style style:name="TableCell1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5" style:family="table-row">
      <style:table-row-properties/>
    </style:style>
    <style:style style:name="TableCell1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6" style:family="table-row">
      <style:table-row-properties style:min-row-height="0.625000in"/>
    </style:style>
    <style:style style:name="TableCell18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7" style:family="table-row">
      <style:table-row-properties/>
    </style:style>
    <style:style style:name="TableCell18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900" style:family="table-column">
      <style:table-column-properties style:column-width="6.760417in"/>
    </style:style>
    <style:style style:name="Table19" style:family="table">
      <style:table-properties style:width="6.760417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000" style:family="table-column">
      <style:table-column-properties style:column-width="1.343750in"/>
    </style:style>
    <style:style style:name="TableColumn2001" style:family="table-column">
      <style:table-column-properties style:column-width="1.343750in"/>
    </style:style>
    <style:style style:name="TableColumn2002" style:family="table-column">
      <style:table-column-properties style:column-width="1.333333in"/>
    </style:style>
    <style:style style:name="TableColumn2003" style:family="table-column">
      <style:table-column-properties style:column-width="1.343750in"/>
    </style:style>
    <style:style style:name="TableColumn2004" style:family="table-column">
      <style:table-column-properties style:column-width="1.343750in"/>
    </style:style>
    <style:style style:name="Table20" style:family="table">
      <style:table-properties style:width="6.708333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002" style:family="table-row">
      <style:table-row-properties style:min-row-height="0.791667in"/>
    </style:style>
    <style:style style:name="TableCell2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100" style:family="table-column">
      <style:table-column-properties style:column-width="6.760417in"/>
    </style:style>
    <style:style style:name="Table21" style:family="table">
      <style:table-properties style:width="6.760417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200" style:family="table-column">
      <style:table-column-properties style:column-width="1.343750in"/>
    </style:style>
    <style:style style:name="TableColumn2201" style:family="table-column">
      <style:table-column-properties style:column-width="1.343750in"/>
    </style:style>
    <style:style style:name="TableColumn2202" style:family="table-column">
      <style:table-column-properties style:column-width="1.333333in"/>
    </style:style>
    <style:style style:name="TableColumn2203" style:family="table-column">
      <style:table-column-properties style:column-width="1.343750in"/>
    </style:style>
    <style:style style:name="TableColumn2204" style:family="table-column">
      <style:table-column-properties style:column-width="1.343750in"/>
    </style:style>
    <style:style style:name="Table22" style:family="table">
      <style:table-properties style:width="6.708333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201" style:family="table-row">
      <style:table-row-properties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4" style:family="table-row">
      <style:table-row-properties style:min-row-height="0.572917in"/>
    </style:style>
    <style:style style:name="TableCell2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5" style:family="table-row">
      <style:table-row-properties/>
    </style:style>
    <style:style style:name="TableCell2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2300" style:family="table-column">
      <style:table-column-properties style:column-width="6.760417in"/>
    </style:style>
    <style:style style:name="Table23" style:family="table">
      <style:table-properties style:width="6.760417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400" style:family="table-column">
      <style:table-column-properties style:column-width="1.343750in"/>
    </style:style>
    <style:style style:name="TableColumn2401" style:family="table-column">
      <style:table-column-properties style:column-width="1.343750in"/>
    </style:style>
    <style:style style:name="TableColumn2402" style:family="table-column">
      <style:table-column-properties style:column-width="1.333333in"/>
    </style:style>
    <style:style style:name="TableColumn2403" style:family="table-column">
      <style:table-column-properties style:column-width="1.343750in"/>
    </style:style>
    <style:style style:name="TableColumn2404" style:family="table-column">
      <style:table-column-properties style:column-width="1.343750in"/>
    </style:style>
    <style:style style:name="Table24" style:family="table">
      <style:table-properties style:width="6.708333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401" style:family="table-row">
      <style:table-row-properties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3" style:family="table-row">
      <style:table-row-properties/>
    </style:style>
    <style:style style:name="TableCell2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4" style:family="table-row">
      <style:table-row-properties style:min-row-height="0.572917in"/>
    </style:style>
    <style:style style:name="TableCell2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5" style:family="table-row">
      <style:table-row-properties/>
    </style:style>
    <style:style style:name="TableCell2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6" style:family="table-row">
      <style:table-row-properties/>
    </style:style>
    <style:style style:name="TableCell2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2500" style:family="table-column">
      <style:table-column-properties style:column-width="6.760417in"/>
    </style:style>
    <style:style style:name="Table25" style:family="table">
      <style:table-properties style:width="6.760417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600" style:family="table-column">
      <style:table-column-properties style:column-width="1.343750in"/>
    </style:style>
    <style:style style:name="TableColumn2601" style:family="table-column">
      <style:table-column-properties style:column-width="1.343750in"/>
    </style:style>
    <style:style style:name="TableColumn2602" style:family="table-column">
      <style:table-column-properties style:column-width="1.333333in"/>
    </style:style>
    <style:style style:name="TableColumn2603" style:family="table-column">
      <style:table-column-properties style:column-width="1.343750in"/>
    </style:style>
    <style:style style:name="TableColumn2604" style:family="table-column">
      <style:table-column-properties style:column-width="1.343750in"/>
    </style:style>
    <style:style style:name="Table26" style:family="table">
      <style:table-properties style:width="6.708333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601" style:family="table-row">
      <style:table-row-properties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2" style:family="table-row">
      <style:table-row-properties/>
    </style:style>
    <style:style style:name="TableCell2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603" style:family="table-row">
      <style:table-row-properties/>
    </style:style>
    <style:style style:name="TableCell2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4" style:family="table-row">
      <style:table-row-properties style:min-row-height="0.572917in"/>
    </style:style>
    <style:style style:name="TableCell2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700" style:family="table-column">
      <style:table-column-properties style:column-width="6.760417in"/>
    </style:style>
    <style:style style:name="Table27" style:family="table">
      <style:table-properties style:width="6.760417in" fo:margin-left="0.000000in" style:writing-mode="lr" table:align="left" style:may-break-between-rows="true"/>
    </style:style>
    <style:style style:name="TableRow2700" style:family="table-row">
      <style:table-row-properties/>
    </style:style>
    <style:style style:name="TableCell2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800" style:family="table-column">
      <style:table-column-properties style:column-width="1.343750in"/>
    </style:style>
    <style:style style:name="TableColumn2801" style:family="table-column">
      <style:table-column-properties style:column-width="1.343750in"/>
    </style:style>
    <style:style style:name="TableColumn2802" style:family="table-column">
      <style:table-column-properties style:column-width="1.333333in"/>
    </style:style>
    <style:style style:name="TableColumn2803" style:family="table-column">
      <style:table-column-properties style:column-width="1.343750in"/>
    </style:style>
    <style:style style:name="TableColumn2804" style:family="table-column">
      <style:table-column-properties style:column-width="1.343750in"/>
    </style:style>
    <style:style style:name="Table28" style:family="table">
      <style:table-properties style:width="6.708333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801" style:family="table-row">
      <style:table-row-properties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802" style:family="table-row">
      <style:table-row-properties/>
    </style:style>
    <style:style style:name="TableCell2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900" style:family="table-column">
      <style:table-column-properties style:column-width="6.760417in"/>
    </style:style>
    <style:style style:name="Table29" style:family="table">
      <style:table-properties style:width="6.760417in" fo:margin-left="0.000000in" style:writing-mode="lr" table:align="left" style:may-break-between-rows="true"/>
    </style:style>
    <style:style style:name="TableRow2900" style:family="table-row">
      <style:table-row-properties/>
    </style:style>
    <style:style style:name="TableCell2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3000" style:family="table-column">
      <style:table-column-properties style:column-width="1.343750in"/>
    </style:style>
    <style:style style:name="TableColumn3001" style:family="table-column">
      <style:table-column-properties style:column-width="1.343750in"/>
    </style:style>
    <style:style style:name="TableColumn3002" style:family="table-column">
      <style:table-column-properties style:column-width="1.333333in"/>
    </style:style>
    <style:style style:name="TableColumn3003" style:family="table-column">
      <style:table-column-properties style:column-width="1.343750in"/>
    </style:style>
    <style:style style:name="TableColumn3004" style:family="table-column">
      <style:table-column-properties style:column-width="1.343750in"/>
    </style:style>
    <style:style style:name="Table30" style:family="table">
      <style:table-properties style:width="6.708333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3001" style:family="table-row">
      <style:table-row-properties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3002" style:family="table-row">
      <style:table-row-properties/>
    </style:style>
    <style:style style:name="TableCell3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3003" style:family="table-row">
      <style:table-row-properties/>
    </style:style>
    <style:style style:name="TableCell3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/Coisas a Fazer :</text:span></text:p>
      <text:p text:style-name="P1"><text:span text:style-name="T1">Diagrama -<text:s text:c="2"/>Editar a primary key de compra para CodCompra, tirar codigo para cliente</text:span></text:p>
      <text:p text:style-name="P1"><text:span text:style-name="T1">Adicionar ao dicionário as restrições de hierarquia</text:span></text:p>
      <text:p text:style-name="P1"><text:span text:style-name="T1">Rever buscas</text:span></text:p>
      <text:p text:style-name="P1"><text:span text:style-name="T1">Rever atributos que podem ser redundantes</text:span></text:p>
      <text:p text:style-name="P1"><text:span text:style-name="T2"/></text:p>
      <text:p text:style-name="P1"><text:span text:style-name="T3">3 Modelo Logico</text:span></text:p>
      <text:p text:style-name="P1"><text:span text:style-name="T3">3.1 Mapeamento Entidade-Relacionamento</text:span></text:p>
      <text:p text:style-name="P1"><text:span text:style-name="T4"/></text:p>
      <text:p text:style-name="P1"><text:span text:style-name="T5">Pessoa</text:span><text:span text:style-name="T6">=(</text:span><text:span text:style-name="T7">CPF,</text:span><text:span text:style-name="T8"><text:s/>Nome, Telefone);</text:span></text:p>
      <text:p text:style-name="P1"><text:span text:style-name="T9">Funcionario</text:span><text:span text:style-name="T10">=(</text:span><text:span text:style-name="T11">CPFPessoa</text:span><text:span text:style-name="T12">, Matricula, Cargo, DataAdmissao, Status);</text:span></text:p>
      <text:p text:style-name="P1"><text:span text:style-name="T13">EnderecoFuncionario</text:span><text:span text:style-name="T14">=(</text:span><text:span text:style-name="T15">Funcionario, Bairro, Rua, Cidade</text:span><text:span text:style-name="T16">);</text:span></text:p>
      <text:p text:style-name="P1"><text:span text:style-name="T17">Cliente</text:span><text:span text:style-name="T18">=(</text:span><text:span text:style-name="T19">CPFPessoa</text:span><text:span text:style-name="T20">, e-mail);</text:span></text:p>
      <text:p text:style-name="P1"><text:span text:style-name="T21">Salario</text:span><text:span text:style-name="T22">=</text:span><text:span text:style-name="T23">(</text:span><text:span text:style-name="T24">Valor, Data,<text:s/></text:span><text:span text:style-name="T25">Funcionario</text:span><text:span text:style-name="T26">, Hora, CodDespesa);</text:span></text:p>
      <text:p text:style-name="P1"><text:span text:style-name="T27">Fornecedor</text:span><text:span text:style-name="T28">=(</text:span><text:span text:style-name="T29">CNPJ</text:span><text:span text:style-name="T30">, Nome, Telefone);</text:span></text:p>
      <text:p text:style-name="P1"><text:span text:style-name="T31">EnderecoForn</text:span><text:span text:style-name="T32">=(</text:span><text:span text:style-name="T33">CNPJ, Cidade, Rua, Bairro</text:span><text:span text:style-name="T34">);</text:span></text:p>
      <text:p text:style-name="P1"><text:span text:style-name="T35">Despesa</text:span><text:span text:style-name="T36">=(</text:span><text:span text:style-name="T37">CodDespesa,</text:span><text:span text:style-name="T38">Valor, Data);</text:span></text:p>
      <text:p text:style-name="P1"><text:span text:style-name="T39">Compra</text:span><text:span text:style-name="T40">=(</text:span><text:span text:style-name="T41">CodCompra</text:span><text:span text:style-name="T42">, Valor, Quantidade, Data, Fornecedor, Hora, CodDespesa);</text:span></text:p>
      <text:p text:style-name="P1"><text:span text:style-name="T43">CompraProduto</text:span><text:span text:style-name="T44">=(</text:span><text:span text:style-name="T45">CodProduto, CodCompra</text:span><text:span text:style-name="T46">);</text:span></text:p>
      <text:p text:style-name="P1"><text:span text:style-name="T47">Produto</text:span><text:span text:style-name="T48">=(</text:span><text:span text:style-name="T49">Codigo,</text:span><text:span text:style-name="T50"><text:s/>Tamanho, Status, Nome, Preço);</text:span></text:p>
      <text:p text:style-name="P1"><text:span text:style-name="T51">Venda</text:span><text:span text:style-name="T52">=(</text:span><text:span text:style-name="T53">CodVenda</text:span><text:span text:style-name="T54">, Data, Hora, Total, Funcionario, Cliente);</text:span></text:p>
      <text:p text:style-name="P1"><text:span text:style-name="T55">Entrada</text:span><text:span text:style-name="T56">=</text:span><text:span text:style-name="T57">(CodEntrada,<text:s/></text:span><text:span text:style-name="T58">CodVenda,Valor, Data);</text:span></text:p>
      <text:p text:style-name="P1"><text:span text:style-name="T59">CartaoCredito</text:span><text:span text:style-name="T60">=(</text:span><text:span text:style-name="T61">Numero</text:span><text:span text:style-name="T62">, Bandeira); </text:span></text:p>
      <text:p text:style-name="P1"><text:span text:style-name="T63">VendaCartao</text:span><text:span text:style-name="T64">=(</text:span><text:span text:style-name="T65">NumCartao, CodVenda,</text:span><text:span text:style-name="T66"><text:s/>NumParcelas,);</text:span></text:p>
      <text:p text:style-name="P1"><text:span text:style-name="T67"/></text:p>
      <text:p text:style-name="P1"><text:span text:style-name="T68">3.2 Dicionário Lógico de Dados</text:span></text:p>
      <text:p text:style-name="P1"><text:span text:style-name="T69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70">PESSOA : Relação que armazena dados generalizados de funcionários e clientes.</text:span><text:span text:style-name="T71"/></text:p>
          </table:table-cell>
        </table:table-row>
      </table:table>
      <text:p text:style-name="P5"><text:span text:style-name="T7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7"><text:span text:style-name="T72">Atributo</text:span><text:span text:style-name="T73"/></text:p>
          </table:table-cell>
          <table:table-cell table:style-name="TableCell020001">
            <text:p text:style-name="P7"><text:span text:style-name="T74">Descrição</text:span><text:span text:style-name="T75"/></text:p>
          </table:table-cell>
          <table:table-cell table:style-name="TableCell020002">
            <text:p text:style-name="P7"><text:span text:style-name="T76">Tipo</text:span><text:span text:style-name="T77"/></text:p>
          </table:table-cell>
          <table:table-cell table:style-name="TableCell020003">
            <text:p text:style-name="P7"><text:span text:style-name="T78">Domínio</text:span><text:span text:style-name="T79"/></text:p>
          </table:table-cell>
          <table:table-cell table:style-name="TableCell020004">
            <text:p text:style-name="P7"><text:span text:style-name="T80">Restrição</text:span><text:span text:style-name="T81"/></text:p>
          </table:table-cell>
        </table:table-row>
        <table:table-row table:style-name="TableRow0201">
          <table:table-cell table:style-name="TableCell020100">
            <text:p text:style-name="P10"><text:span text:style-name="T82">Nome</text:span><text:span text:style-name="T83"/></text:p>
          </table:table-cell>
          <table:table-cell table:style-name="TableCell020101">
            <text:p text:style-name="P10"><text:span text:style-name="T84">Representa o nome de uma pessoa, seja funcionário ou cliente</text:span><text:span text:style-name="T85"/></text:p>
          </table:table-cell>
          <table:table-cell table:style-name="TableCell020102">
            <text:p text:style-name="P10"><text:span text:style-name="T86">String(100)</text:span><text:span text:style-name="T87"/></text:p>
          </table:table-cell>
          <table:table-cell table:style-name="TableCell020103">
            <text:p text:style-name="P10"><text:span text:style-name="T88">String(100)</text:span><text:span text:style-name="T89"/></text:p>
          </table:table-cell>
          <table:table-cell table:style-name="TableCell020104">
            <text:p text:style-name="P10"><text:span text:style-name="T90">Não nulo</text:span><text:span text:style-name="T91"/></text:p>
          </table:table-cell>
        </table:table-row>
        <table:table-row table:style-name="TableRow0202">
          <table:table-cell table:style-name="TableCell020200">
            <text:p text:style-name="P13"><text:span text:style-name="T92">CPF</text:span><text:span text:style-name="T93"/></text:p>
          </table:table-cell>
          <table:table-cell table:style-name="TableCell020201">
            <text:p text:style-name="P13"><text:span text:style-name="T94">Representa o número do CPF de uma pessoa, seja funcionário ou cliente</text:span><text:span text:style-name="T95"/></text:p>
          </table:table-cell>
          <table:table-cell table:style-name="TableCell020202">
            <text:p text:style-name="P13"><text:span text:style-name="T96">String(20)</text:span><text:span text:style-name="T97"/></text:p>
          </table:table-cell>
          <table:table-cell table:style-name="TableCell020203">
            <text:p text:style-name="P13"><text:span text:style-name="T98">String(20)</text:span><text:span text:style-name="T99"/></text:p>
          </table:table-cell>
          <table:table-cell table:style-name="TableCell020204">
            <text:p text:style-name="P13"><text:span text:style-name="T100">Chave Primaria</text:span><text:span text:style-name="T101"/></text:p>
          </table:table-cell>
        </table:table-row>
        <table:table-row table:style-name="TableRow0203">
          <table:table-cell table:style-name="TableCell020300">
            <text:p text:style-name="P16"><text:span text:style-name="T102">Telefone</text:span><text:span text:style-name="T103"/></text:p>
          </table:table-cell>
          <table:table-cell table:style-name="TableCell020301">
            <text:p text:style-name="P16"><text:span text:style-name="T104">Representa o número do telefone de uma pessoa, seja funcionário ou cliente</text:span><text:span text:style-name="T105"/></text:p>
          </table:table-cell>
          <table:table-cell table:style-name="TableCell020302">
            <text:p text:style-name="P16"><text:span text:style-name="T106">String(20)</text:span><text:span text:style-name="T107"/></text:p>
          </table:table-cell>
          <table:table-cell table:style-name="TableCell020303">
            <text:p text:style-name="P16"><text:span text:style-name="T108">String(20)</text:span><text:span text:style-name="T109"/></text:p>
          </table:table-cell>
          <table:table-cell table:style-name="TableCell020304">
            <text:p text:style-name="P16"><text:span text:style-name="T110">Não nulo</text:span><text:span text:style-name="T111"/></text:p>
          </table:table-cell>
        </table:table-row>
      </table:table>
      <text:p text:style-name="P18"><text:span text:style-name="T112">Tabela 1<text:s/></text:span><text:span text:style-name="T113">–</text:span><text:span text:style-name="T114"><text:s/>Rela</text:span><text:span text:style-name="T115">ção PESSOA</text:span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9"><text:span text:style-name="T116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1"><text:span text:style-name="T117">FUNCIONARIO: Relação que armazena dados específicosde funcionários.</text:span><text:span text:style-name="T118"/></text:p>
          </table:table-cell>
        </table:table-row>
      </table:table>
      <text:p text:style-name="P23"><text:span text:style-name="T118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25"><text:span text:style-name="T119">Atributo</text:span><text:span text:style-name="T120"/></text:p>
          </table:table-cell>
          <table:table-cell table:style-name="TableCell040001">
            <text:p text:style-name="P25"><text:span text:style-name="T121">Descrição</text:span><text:span text:style-name="T122"/></text:p>
          </table:table-cell>
          <table:table-cell table:style-name="TableCell040002">
            <text:p text:style-name="P25"><text:span text:style-name="T123">Tipo</text:span><text:span text:style-name="T124"/></text:p>
          </table:table-cell>
          <table:table-cell table:style-name="TableCell040003">
            <text:p text:style-name="P25"><text:span text:style-name="T125">Domínio</text:span><text:span text:style-name="T126"/></text:p>
          </table:table-cell>
          <table:table-cell table:style-name="TableCell040004">
            <text:p text:style-name="P25"><text:span text:style-name="T127">Restrição</text:span><text:span text:style-name="T128"/></text:p>
          </table:table-cell>
        </table:table-row>
        <table:table-row table:style-name="TableRow0401">
          <table:table-cell table:style-name="TableCell040100">
            <text:p text:style-name="P28"><text:span text:style-name="T129">CPFPessoa</text:span><text:span text:style-name="T130"/></text:p>
          </table:table-cell>
          <table:table-cell table:style-name="TableCell040101">
            <text:p text:style-name="P28"><text:span text:style-name="T131">Representa o CPF do funcionário</text:span><text:span text:style-name="T132"/></text:p>
          </table:table-cell>
          <table:table-cell table:style-name="TableCell040102">
            <text:p text:style-name="P28"><text:span text:style-name="T133">String(20)</text:span><text:span text:style-name="T134"/></text:p>
          </table:table-cell>
          <table:table-cell table:style-name="TableCell040103">
            <text:p text:style-name="P28"><text:span text:style-name="T135">String(20)</text:span><text:span text:style-name="T136"/></text:p>
          </table:table-cell>
          <table:table-cell table:style-name="TableCell040104">
            <text:list text:style-name="L29">
              <text:list-item>
                <text:p text:style-name="P29"><text:span text:style-name="T137">Chave estrangeira referenciando o CPF na entidade PESSOA</text:span></text:p>
              </text:list-item>
              <text:list-item>
                <text:p text:style-name="P29"><text:span text:style-name="T137">Chave Primaria</text:span><text:span text:style-name="T138"/></text:p>
              </text:list-item>
            </text:list>
          </table:table-cell>
        </table:table-row>
        <table:table-row table:style-name="TableRow0402">
          <table:table-cell table:style-name="TableCell040200">
            <text:p text:style-name="P32"><text:span text:style-name="T139">Matricula</text:span><text:span text:style-name="T140"/></text:p>
          </table:table-cell>
          <table:table-cell table:style-name="TableCell040201">
            <text:p text:style-name="P32"><text:span text:style-name="T141">Representa o código de matrícula de um funcionário</text:span><text:span text:style-name="T142"/></text:p>
          </table:table-cell>
          <table:table-cell table:style-name="TableCell040202">
            <text:p text:style-name="P32"><text:span text:style-name="T143">Int</text:span><text:span text:style-name="T144"/></text:p>
          </table:table-cell>
          <table:table-cell table:style-name="TableCell040203">
            <text:p text:style-name="P32"><text:span text:style-name="T145">Números inteiros positivos</text:span><text:span text:style-name="T146"/></text:p>
          </table:table-cell>
          <table:table-cell table:style-name="TableCell040204">
            <text:p text:style-name="P32"><text:span text:style-name="T147">Não nulo</text:span><text:span text:style-name="T148"/></text:p>
          </table:table-cell>
        </table:table-row>
        <table:table-row table:style-name="TableRow0403">
          <table:table-cell table:style-name="TableCell040300">
            <text:p text:style-name="P35"><text:span text:style-name="T149">Cargo</text:span><text:span text:style-name="T150"/></text:p>
          </table:table-cell>
          <table:table-cell table:style-name="TableCell040301">
            <text:p text:style-name="P35"><text:span text:style-name="T151">Representa o cargo de um funcionário no estabelecimento</text:span><text:span text:style-name="T152"/></text:p>
          </table:table-cell>
          <table:table-cell table:style-name="TableCell040302">
            <text:p text:style-name="P35"><text:span text:style-name="T153">String(20)</text:span><text:span text:style-name="T154"/></text:p>
          </table:table-cell>
          <table:table-cell table:style-name="TableCell040303">
            <text:p text:style-name="P35"><text:span text:style-name="T155">String(20)</text:span><text:span text:style-name="T156"/></text:p>
          </table:table-cell>
          <table:table-cell table:style-name="TableCell040304">
            <text:p text:style-name="P35"><text:span text:style-name="T157">Não nulo</text:span><text:span text:style-name="T158"/></text:p>
          </table:table-cell>
        </table:table-row>
        <table:table-row table:style-name="TableRow0404">
          <table:table-cell table:style-name="TableCell040400">
            <text:p text:style-name="P38"><text:span text:style-name="T159">DataAdmissao</text:span><text:span text:style-name="T160"/></text:p>
          </table:table-cell>
          <table:table-cell table:style-name="TableCell040401">
            <text:p text:style-name="P38"><text:span text:style-name="T161">Representa a data em que o funcionário foi admitido no estabelecimento</text:span><text:span text:style-name="T162"/></text:p>
          </table:table-cell>
          <table:table-cell table:style-name="TableCell040402">
            <text:p text:style-name="P38"><text:span text:style-name="T163">Date</text:span><text:span text:style-name="T164"/></text:p>
          </table:table-cell>
          <table:table-cell table:style-name="TableCell040403">
            <text:p text:style-name="P38"><text:span text:style-name="T165">Date</text:span><text:span text:style-name="T166"/></text:p>
          </table:table-cell>
          <table:table-cell table:style-name="TableCell040404">
            <text:p text:style-name="P38"><text:span text:style-name="T167">Não nulo</text:span><text:span text:style-name="T168"/></text:p>
          </table:table-cell>
        </table:table-row>
        <table:table-row table:style-name="TableRow0405">
          <table:table-cell table:style-name="TableCell040500">
            <text:p text:style-name="P41"><text:span text:style-name="T169">Status</text:span><text:span text:style-name="T170"/></text:p>
          </table:table-cell>
          <table:table-cell table:style-name="TableCell040501">
            <text:p text:style-name="P41"><text:span text:style-name="T171">Representa o status do funcionário no estabelecimento, se está ou não efetivo</text:span><text:span text:style-name="T172"/></text:p>
          </table:table-cell>
          <table:table-cell table:style-name="TableCell040502">
            <text:p text:style-name="P41"><text:span text:style-name="T173">String(20)</text:span><text:span text:style-name="T174"/></text:p>
          </table:table-cell>
          <table:table-cell table:style-name="TableCell040503">
            <text:p text:style-name="P41"><text:span text:style-name="T175">String(20)</text:span><text:span text:style-name="T176"/></text:p>
          </table:table-cell>
          <table:table-cell table:style-name="TableCell040504">
            <text:p text:style-name="P41"><text:span text:style-name="T177">Não nulo</text:span><text:span text:style-name="T178"/></text:p>
          </table:table-cell>
        </table:table-row>
      </table:table>
      <text:p text:style-name="P43"><text:span text:style-name="T179">Tabela 2<text:s/></text:span><text:span text:style-name="T180">–</text:span><text:span text:style-name="T181"><text:s/>Rela</text:span><text:span text:style-name="T182">ção FUNCIONARIO</text:span></text:p>
      <text:p text:style-name="P43"><text:span text:style-name="T183"/></text:p>
      <text:p text:style-name="P44"><text:span text:style-name="T183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6"><text:span text:style-name="T184">ENDERECOFUNCIONARIO: Relação que armazena dados que compõem o endereço de um funcionário.</text:span><text:span text:style-name="T185"/></text:p>
          </table:table-cell>
        </table:table-row>
      </table:table>
      <text:p text:style-name="P48"><text:span text:style-name="T185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50"><text:span text:style-name="T186">Atributo</text:span><text:span text:style-name="T187"/></text:p>
          </table:table-cell>
          <table:table-cell table:style-name="TableCell060001">
            <text:p text:style-name="P50"><text:span text:style-name="T188">Descrição</text:span><text:span text:style-name="T189"/></text:p>
          </table:table-cell>
          <table:table-cell table:style-name="TableCell060002">
            <text:p text:style-name="P50"><text:span text:style-name="T190">Tipo</text:span><text:span text:style-name="T191"/></text:p>
          </table:table-cell>
          <table:table-cell table:style-name="TableCell060003">
            <text:p text:style-name="P50"><text:span text:style-name="T192">Domínio</text:span><text:span text:style-name="T193"/></text:p>
          </table:table-cell>
          <table:table-cell table:style-name="TableCell060004">
            <text:p text:style-name="P50"><text:span text:style-name="T194">Restrição</text:span><text:span text:style-name="T195"/></text:p>
          </table:table-cell>
        </table:table-row>
        <table:table-row table:style-name="TableRow0601">
          <table:table-cell table:style-name="TableCell060100">
            <text:p text:style-name="P53"><text:span text:style-name="T196">Funcionario</text:span><text:span text:style-name="T197"/></text:p>
          </table:table-cell>
          <table:table-cell table:style-name="TableCell060101">
            <text:p text:style-name="P53"><text:span text:style-name="T198">Representa o CPF do funcionario</text:span><text:span text:style-name="T199"/></text:p>
          </table:table-cell>
          <table:table-cell table:style-name="TableCell060102">
            <text:p text:style-name="P53"><text:span text:style-name="T200">String(100)</text:span><text:span text:style-name="T201"/></text:p>
          </table:table-cell>
          <table:table-cell table:style-name="TableCell060103">
            <text:p text:style-name="P53"><text:span text:style-name="T202">String(100)</text:span><text:span text:style-name="T203"/></text:p>
          </table:table-cell>
          <table:table-cell table:style-name="TableCell060104">
            <text:p text:style-name="P53"><text:span text:style-name="T204">Não nulo</text:span></text:p>
            <text:p text:style-name="P53"><text:span text:style-name="T204">Chave estrangeira referenciando CPFPessoa na tabela FUNCIONARIO</text:span><text:span text:style-name="T205"/></text:p>
          </table:table-cell>
        </table:table-row>
        <table:table-row table:style-name="TableRow0602">
          <table:table-cell table:style-name="TableCell060200">
            <text:p text:style-name="P56"><text:span text:style-name="T206">Bairro</text:span><text:span text:style-name="T207"/></text:p>
          </table:table-cell>
          <table:table-cell table:style-name="TableCell060201">
            <text:p text:style-name="P56"><text:span text:style-name="T208">Representa o bairro onde mora o funcionario</text:span><text:span text:style-name="T209"/></text:p>
          </table:table-cell>
          <table:table-cell table:style-name="TableCell060202">
            <text:p text:style-name="P56"><text:span text:style-name="T210">String(100)</text:span><text:span text:style-name="T211"/></text:p>
          </table:table-cell>
          <table:table-cell table:style-name="TableCell060203">
            <text:p text:style-name="P56"><text:span text:style-name="T212">String(100)</text:span><text:span text:style-name="T213"/></text:p>
          </table:table-cell>
          <table:table-cell table:style-name="TableCell060204">
            <text:p text:style-name="P56"><text:span text:style-name="T214">Não nulo</text:span><text:span text:style-name="T215"/></text:p>
          </table:table-cell>
        </table:table-row>
        <table:table-row table:style-name="TableRow0603">
          <table:table-cell table:style-name="TableCell060300">
            <text:p text:style-name="P59"><text:span text:style-name="T216">Rua</text:span><text:span text:style-name="T217"/></text:p>
          </table:table-cell>
          <table:table-cell table:style-name="TableCell060301">
            <text:p text:style-name="P59"><text:span text:style-name="T218">Representa a rua onde vive o funcionário</text:span><text:span text:style-name="T219"/></text:p>
          </table:table-cell>
          <table:table-cell table:style-name="TableCell060302">
            <text:p text:style-name="P59"><text:span text:style-name="T220">String(100)</text:span><text:span text:style-name="T221"/></text:p>
          </table:table-cell>
          <table:table-cell table:style-name="TableCell060303">
            <text:p text:style-name="P59"><text:span text:style-name="T222">String(100)</text:span><text:span text:style-name="T223"/></text:p>
          </table:table-cell>
          <table:table-cell table:style-name="TableCell060304">
            <text:p text:style-name="P59"><text:span text:style-name="T224">Não nulo</text:span><text:span text:style-name="T225"/></text:p>
          </table:table-cell>
        </table:table-row>
        <table:table-row table:style-name="TableRow0604">
          <table:table-cell table:style-name="TableCell060400">
            <text:p text:style-name="P62"><text:span text:style-name="T226">Cidade</text:span><text:span text:style-name="T227"/></text:p>
          </table:table-cell>
          <table:table-cell table:style-name="TableCell060401">
            <text:p text:style-name="P62"><text:span text:style-name="T228">Representa a cidade do funcionário</text:span><text:span text:style-name="T229"/></text:p>
          </table:table-cell>
          <table:table-cell table:style-name="TableCell060402">
            <text:p text:style-name="P62"><text:span text:style-name="T230">String(20)</text:span><text:span text:style-name="T231"/></text:p>
          </table:table-cell>
          <table:table-cell table:style-name="TableCell060403">
            <text:p text:style-name="P62"><text:span text:style-name="T232">String(20)</text:span><text:span text:style-name="T233"/></text:p>
          </table:table-cell>
          <table:table-cell table:style-name="TableCell060404">
            <text:p text:style-name="P62"><text:span text:style-name="T234">Não nulo</text:span><text:span text:style-name="T235"/></text:p>
          </table:table-cell>
        </table:table-row>
      </table:table>
      <text:p text:style-name="P64"><text:span text:style-name="T236">Tabela 3<text:s/></text:span><text:span text:style-name="T237">–</text:span><text:span text:style-name="T238"><text:s/>Rela</text:span><text:span text:style-name="T239">ção ENDERECOFUNCIONARIO</text:span></text:p>
      <text:p text:style-name="P64"><text:span text:style-name="T240"/></text:p>
      <text:p text:style-name="P64"><text:span text:style-name="T240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66"><text:span text:style-name="T241">CLIENTE: Entidade que armazena os dados de um cliente.</text:span><text:span text:style-name="T242"/></text:p>
          </table:table-cell>
        </table:table-row>
      </table:table>
      <text:p text:style-name="P68"><text:span text:style-name="T242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row table:style-name="TableRow0800">
          <table:table-cell table:style-name="TableCell080000">
            <text:p text:style-name="P70"><text:span text:style-name="T243">Atributo</text:span><text:span text:style-name="T244"/></text:p>
          </table:table-cell>
          <table:table-cell table:style-name="TableCell080001">
            <text:p text:style-name="P70"><text:span text:style-name="T245">Descrição</text:span><text:span text:style-name="T246"/></text:p>
          </table:table-cell>
          <table:table-cell table:style-name="TableCell080002">
            <text:p text:style-name="P70"><text:span text:style-name="T247">Tipo</text:span><text:span text:style-name="T248"/></text:p>
          </table:table-cell>
          <table:table-cell table:style-name="TableCell080003">
            <text:p text:style-name="P70"><text:span text:style-name="T249">Domínio</text:span><text:span text:style-name="T250"/></text:p>
          </table:table-cell>
          <table:table-cell table:style-name="TableCell080004">
            <text:p text:style-name="P70"><text:span text:style-name="T251">Restrição</text:span><text:span text:style-name="T252"/></text:p>
          </table:table-cell>
        </table:table-row>
        <table:table-row table:style-name="TableRow0801">
          <table:table-cell table:style-name="TableCell080100">
            <text:p text:style-name="P73"><text:span text:style-name="T253">CPFPessoa</text:span><text:span text:style-name="T254"/></text:p>
          </table:table-cell>
          <table:table-cell table:style-name="TableCell080101">
            <text:p text:style-name="P73"><text:span text:style-name="T255">Representa o CPF do cliente</text:span><text:span text:style-name="T256"/></text:p>
          </table:table-cell>
          <table:table-cell table:style-name="TableCell080102">
            <text:p text:style-name="P73"><text:span text:style-name="T257">String(100)</text:span><text:span text:style-name="T258"/></text:p>
          </table:table-cell>
          <table:table-cell table:style-name="TableCell080103">
            <text:p text:style-name="P73"><text:span text:style-name="T259">String(100)</text:span><text:span text:style-name="T260"/></text:p>
          </table:table-cell>
          <table:table-cell table:style-name="TableCell080104">
            <text:p text:style-name="P73"><text:span text:style-name="T261">Chave Primária</text:span></text:p>
            <text:p text:style-name="P73"><text:span text:style-name="T261">Chave estrangeira que referencia CPFPessoa na tabela CLIENTE</text:span><text:span text:style-name="T262"/></text:p>
          </table:table-cell>
        </table:table-row>
        <table:table-row table:style-name="TableRow0802">
          <table:table-cell table:style-name="TableCell080200">
            <text:p text:style-name="P75"><text:span text:style-name="T263">Email</text:span><text:span text:style-name="T264"/></text:p>
          </table:table-cell>
          <table:table-cell table:style-name="TableCell080201">
            <text:p text:style-name="P75"><text:span text:style-name="T265">Representa o email do cliente</text:span><text:span text:style-name="T266"/></text:p>
          </table:table-cell>
          <table:table-cell table:style-name="TableCell080202">
            <text:p text:style-name="P75"><text:span text:style-name="T267">String(100)</text:span><text:span text:style-name="T268"/></text:p>
          </table:table-cell>
          <table:table-cell table:style-name="TableCell080203">
            <text:p text:style-name="P75"><text:span text:style-name="T269">String(100)</text:span><text:span text:style-name="T270"/></text:p>
          </table:table-cell>
          <table:table-cell table:style-name="TableCell080204">
            <text:p text:style-name="P75"><text:span text:style-name="T271">Não nulo</text:span><text:span text:style-name="T272"/></text:p>
          </table:table-cell>
        </table:table-row>
      </table:table>
      <text:p text:style-name="P77"><text:span text:style-name="T273">Tabela 4<text:s/></text:span><text:span text:style-name="T274">–</text:span><text:span text:style-name="T275"><text:s/>Entidade</text:span><text:span text:style-name="T276"><text:s/>CLIENTE</text:span></text:p>
      <text:p text:style-name="P77"><text:span text:style-name="T277"/></text:p>
      <text:p text:style-name="P77"><text:span text:style-name="T277"/></text:p>
      <text:p text:style-name="P77"><text:span text:style-name="T277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79"><text:span text:style-name="T278">SALARIO: Relação que armazena dados sobre o pagamento do salário de um funcionário.</text:span><text:span text:style-name="T279"/></text:p>
          </table:table-cell>
        </table:table-row>
      </table:table>
      <text:p text:style-name="P81"><text:span text:style-name="T279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row table:style-name="TableRow1000">
          <table:table-cell table:style-name="TableCell100000">
            <text:p text:style-name="P83"><text:span text:style-name="T280">Atributo</text:span><text:span text:style-name="T281"/></text:p>
          </table:table-cell>
          <table:table-cell table:style-name="TableCell100001">
            <text:p text:style-name="P83"><text:span text:style-name="T282">Descrição</text:span><text:span text:style-name="T283"/></text:p>
          </table:table-cell>
          <table:table-cell table:style-name="TableCell100002">
            <text:p text:style-name="P83"><text:span text:style-name="T284">Tipo</text:span><text:span text:style-name="T285"/></text:p>
          </table:table-cell>
          <table:table-cell table:style-name="TableCell100003">
            <text:p text:style-name="P83"><text:span text:style-name="T286">Domínio</text:span><text:span text:style-name="T287"/></text:p>
          </table:table-cell>
          <table:table-cell table:style-name="TableCell100004">
            <text:p text:style-name="P83"><text:span text:style-name="T288">Restrição</text:span><text:span text:style-name="T289"/></text:p>
          </table:table-cell>
        </table:table-row>
        <table:table-row table:style-name="TableRow1001">
          <table:table-cell table:style-name="TableCell100100">
            <text:p text:style-name="P86"><text:span text:style-name="T290">Valor</text:span><text:span text:style-name="T291"/></text:p>
          </table:table-cell>
          <table:table-cell table:style-name="TableCell100101">
            <text:p text:style-name="P86"><text:span text:style-name="T292">Representa o valor do total salário</text:span><text:span text:style-name="T293"/></text:p>
          </table:table-cell>
          <table:table-cell table:style-name="TableCell100102">
            <text:p text:style-name="P86"><text:span text:style-name="T294">Real</text:span><text:span text:style-name="T295"/></text:p>
          </table:table-cell>
          <table:table-cell table:style-name="TableCell100103">
            <text:p text:style-name="P86"><text:span text:style-name="T296">Números reais positivos</text:span><text:span text:style-name="T297"/></text:p>
          </table:table-cell>
          <table:table-cell table:style-name="TableCell100104">
            <text:p text:style-name="P86"><text:span text:style-name="T298">Não nulo</text:span><text:span text:style-name="T299"/></text:p>
          </table:table-cell>
        </table:table-row>
        <table:table-row table:style-name="TableRow1002">
          <table:table-cell table:style-name="TableCell100200">
            <text:p text:style-name="P89"><text:span text:style-name="T300">Data</text:span><text:span text:style-name="T301"/></text:p>
          </table:table-cell>
          <table:table-cell table:style-name="TableCell100201">
            <text:p text:style-name="P89"><text:span text:style-name="T302">Representa a data do pagamento</text:span><text:span text:style-name="T303"/></text:p>
          </table:table-cell>
          <table:table-cell table:style-name="TableCell100202">
            <text:p text:style-name="P89"><text:span text:style-name="T304">Date</text:span><text:span text:style-name="T305"/></text:p>
          </table:table-cell>
          <table:table-cell table:style-name="TableCell100203">
            <text:p text:style-name="P89"><text:span text:style-name="T306">Date</text:span><text:span text:style-name="T307"/></text:p>
          </table:table-cell>
          <table:table-cell table:style-name="TableCell100204">
            <text:p text:style-name="P89"><text:span text:style-name="T308">Não nulo</text:span><text:span text:style-name="T309"/></text:p>
          </table:table-cell>
        </table:table-row>
        <table:table-row table:style-name="TableRow1003">
          <table:table-cell table:style-name="TableCell100300">
            <text:p text:style-name="P92"><text:span text:style-name="T310">Funcionário</text:span><text:span text:style-name="T311"/></text:p>
          </table:table-cell>
          <table:table-cell table:style-name="TableCell100301">
            <text:p text:style-name="P92"><text:span text:style-name="T312">Representa o CPF dofuncionário que irá receber o salário</text:span><text:span text:style-name="T313"/></text:p>
          </table:table-cell>
          <table:table-cell table:style-name="TableCell100302">
            <text:p text:style-name="P92"><text:span text:style-name="T314">String(20)</text:span><text:span text:style-name="T315"/></text:p>
          </table:table-cell>
          <table:table-cell table:style-name="TableCell100303">
            <text:p text:style-name="P92"><text:span text:style-name="T316">String(20)</text:span><text:span text:style-name="T317"/></text:p>
          </table:table-cell>
          <table:table-cell table:style-name="TableCell100304">
            <text:p text:style-name="P92"><text:span text:style-name="T318">Chave primária</text:span><text:span text:style-name="T319"/></text:p>
          </table:table-cell>
        </table:table-row>
        <table:table-row table:style-name="TableRow1004">
          <table:table-cell table:style-name="TableCell100400">
            <text:p text:style-name="P95"><text:span text:style-name="T320">Hora</text:span><text:span text:style-name="T321"/></text:p>
          </table:table-cell>
          <table:table-cell table:style-name="TableCell100401">
            <text:p text:style-name="P95"><text:span text:style-name="T322">Representa ahora do pagamento</text:span><text:span text:style-name="T323"/></text:p>
          </table:table-cell>
          <table:table-cell table:style-name="TableCell100402">
            <text:p text:style-name="P95"><text:span text:style-name="T324">TIMESTAMP</text:span><text:span text:style-name="T325"/></text:p>
          </table:table-cell>
          <table:table-cell table:style-name="TableCell100403">
            <text:p text:style-name="P95"><text:span text:style-name="T326">TIMESTAMP</text:span><text:span text:style-name="T327"/></text:p>
          </table:table-cell>
          <table:table-cell table:style-name="TableCell100404">
            <text:p text:style-name="P95"><text:span text:style-name="T328">Não nulo</text:span><text:span text:style-name="T329"/></text:p>
          </table:table-cell>
        </table:table-row>
        <table:table-row table:style-name="TableRow1005">
          <table:table-cell table:style-name="TableCell100500">
            <text:p text:style-name="P98"><text:span text:style-name="T330">CodDespesa</text:span><text:span text:style-name="T331"/></text:p>
          </table:table-cell>
          <table:table-cell table:style-name="TableCell100501">
            <text:p text:style-name="P98"><text:span text:style-name="T332">Representa o número docódigo da despesa</text:span><text:span text:style-name="T333">financeira</text:span><text:span text:style-name="T334"/></text:p>
          </table:table-cell>
          <table:table-cell table:style-name="TableCell100502">
            <text:p text:style-name="P98"><text:span text:style-name="T335">Int</text:span><text:span text:style-name="T336"/></text:p>
          </table:table-cell>
          <table:table-cell table:style-name="TableCell100503">
            <text:p text:style-name="P98"><text:span text:style-name="T337">Números inteiros positivos</text:span><text:span text:style-name="T338"/></text:p>
          </table:table-cell>
          <table:table-cell table:style-name="TableCell100504">
            <text:p text:style-name="P98"><text:span text:style-name="T339">-Chave Estrangeira referenciando CodDespesa em DESPESA</text:span></text:p>
            <text:p text:style-name="P98"><text:span text:style-name="T340">-Não nulo</text:span><text:span text:style-name="T341"/></text:p>
          </table:table-cell>
        </table:table-row>
      </table:table>
      <text:p text:style-name="P100"><text:span text:style-name="T342">Tabela 5<text:s/></text:span><text:span text:style-name="T343">–</text:span><text:span text:style-name="T344"><text:s/>Entidade</text:span><text:span text:style-name="T345"><text:s/>SALARIO</text:span></text:p>
      <text:p text:style-name="P100"><text:span text:style-name="T346"/></text:p>
      <table:table table:style-name="Table11">
        <table:table-column table:style-name="TableColumn1100"/>
        <table:table-row table:style-name="TableRow1100">
          <table:table-cell table:style-name="TableCell110000">
            <text:p text:style-name="P102"><text:span text:style-name="T347">Fornecedor: Entidade que armazena os dados de fornecedores do estabelecimento.</text:span><text:span text:style-name="T348"/></text:p>
          </table:table-cell>
        </table:table-row>
      </table:table>
      <text:p text:style-name="P104"><text:span text:style-name="T348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column table:style-name="TableColumn1204"/>
        <table:table-row table:style-name="TableRow1200">
          <table:table-cell table:style-name="TableCell120000">
            <text:p text:style-name="P106"><text:span text:style-name="T349">Atributo</text:span><text:span text:style-name="T350"/></text:p>
          </table:table-cell>
          <table:table-cell table:style-name="TableCell120001">
            <text:p text:style-name="P106"><text:span text:style-name="T351">Descrição</text:span><text:span text:style-name="T352"/></text:p>
          </table:table-cell>
          <table:table-cell table:style-name="TableCell120002">
            <text:p text:style-name="P106"><text:span text:style-name="T353">Tipo</text:span><text:span text:style-name="T354"/></text:p>
          </table:table-cell>
          <table:table-cell table:style-name="TableCell120003">
            <text:p text:style-name="P106"><text:span text:style-name="T355">Domínio</text:span><text:span text:style-name="T356"/></text:p>
          </table:table-cell>
          <table:table-cell table:style-name="TableCell120004">
            <text:p text:style-name="P106"><text:span text:style-name="T357">Restrição</text:span><text:span text:style-name="T358"/></text:p>
          </table:table-cell>
        </table:table-row>
        <table:table-row table:style-name="TableRow1201">
          <table:table-cell table:style-name="TableCell120100">
            <text:p text:style-name="P109"><text:span text:style-name="T359">CNPJ</text:span><text:span text:style-name="T360"/></text:p>
          </table:table-cell>
          <table:table-cell table:style-name="TableCell120101">
            <text:p text:style-name="P109"><text:span text:style-name="T361">Representa o CNPJ do fornecedor</text:span><text:span text:style-name="T362"/></text:p>
          </table:table-cell>
          <table:table-cell table:style-name="TableCell120102">
            <text:p text:style-name="P109"><text:span text:style-name="T363">String(20)</text:span><text:span text:style-name="T364"/></text:p>
          </table:table-cell>
          <table:table-cell table:style-name="TableCell120103">
            <text:p text:style-name="P109"><text:span text:style-name="T365">String(20)</text:span><text:span text:style-name="T366"/></text:p>
          </table:table-cell>
          <table:table-cell table:style-name="TableCell120104">
            <text:p text:style-name="P109"><text:span text:style-name="T367">Chave Primária</text:span><text:span text:style-name="T368"/></text:p>
          </table:table-cell>
        </table:table-row>
        <table:table-row table:style-name="TableRow1202">
          <table:table-cell table:style-name="TableCell120200">
            <text:p text:style-name="P112"><text:span text:style-name="T369">Nome</text:span><text:span text:style-name="T370"/></text:p>
          </table:table-cell>
          <table:table-cell table:style-name="TableCell120201">
            <text:p text:style-name="P112"><text:span text:style-name="T371">Representa o nome do fornecedor</text:span><text:span text:style-name="T372"/></text:p>
          </table:table-cell>
          <table:table-cell table:style-name="TableCell120202">
            <text:p text:style-name="P112"><text:span text:style-name="T373">String(100)</text:span><text:span text:style-name="T374"/></text:p>
          </table:table-cell>
          <table:table-cell table:style-name="TableCell120203">
            <text:p text:style-name="P112"><text:span text:style-name="T375">String(100)</text:span><text:span text:style-name="T376"/></text:p>
          </table:table-cell>
          <table:table-cell table:style-name="TableCell120204">
            <text:p text:style-name="P112"><text:span text:style-name="T377">Não nulo</text:span><text:span text:style-name="T378"/></text:p>
          </table:table-cell>
        </table:table-row>
        <table:table-row table:style-name="TableRow1203">
          <table:table-cell table:style-name="TableCell120300">
            <text:p text:style-name="P115"><text:span text:style-name="T379">Telefone</text:span><text:span text:style-name="T380"/></text:p>
          </table:table-cell>
          <table:table-cell table:style-name="TableCell120301">
            <text:p text:style-name="P115"><text:span text:style-name="T381">Representa o número de telefone do fornecedor</text:span><text:span text:style-name="T382"/></text:p>
          </table:table-cell>
          <table:table-cell table:style-name="TableCell120302">
            <text:p text:style-name="P115"><text:span text:style-name="T383">String(20)</text:span><text:span text:style-name="T384"/></text:p>
          </table:table-cell>
          <table:table-cell table:style-name="TableCell120303">
            <text:p text:style-name="P115"><text:span text:style-name="T385">String(20)</text:span><text:span text:style-name="T386"/></text:p>
          </table:table-cell>
          <table:table-cell table:style-name="TableCell120304">
            <text:p text:style-name="P115"><text:span text:style-name="T387">Não nulo</text:span><text:span text:style-name="T388"/></text:p>
          </table:table-cell>
        </table:table-row>
      </table:table>
      <text:p text:style-name="P117"><text:span text:style-name="T389">Tabela 6<text:s/></text:span><text:span text:style-name="T390">–</text:span><text:span text:style-name="T391"><text:s/>Entidade</text:span><text:span text:style-name="T392"><text:s/>FORNECEDOR</text:span></text:p>
      <text:p text:style-name="P117"><text:span text:style-name="T393"/></text:p>
      <text:p text:style-name="P117"><text:span text:style-name="T393"/></text:p>
      <table:table table:style-name="Table13">
        <table:table-column table:style-name="TableColumn1300"/>
        <table:table-row table:style-name="TableRow1300">
          <table:table-cell table:style-name="TableCell130000">
            <text:p text:style-name="P119"><text:span text:style-name="T394">EnderecoForn: Relação que armazena dados que compõem o endereço de um fornecedor.</text:span><text:span text:style-name="T395"/></text:p>
          </table:table-cell>
        </table:table-row>
      </table:table>
      <text:p text:style-name="P121"><text:span text:style-name="T395"/></text:p>
      <table:table table:style-name="Table14">
        <table:table-column table:style-name="TableColumn1400"/>
        <table:table-column table:style-name="TableColumn1401"/>
        <table:table-column table:style-name="TableColumn1402"/>
        <table:table-column table:style-name="TableColumn1403"/>
        <table:table-column table:style-name="TableColumn1404"/>
        <table:table-row table:style-name="TableRow1400">
          <table:table-cell table:style-name="TableCell140000">
            <text:p text:style-name="P123"><text:span text:style-name="T396">Atributo</text:span><text:span text:style-name="T397"/></text:p>
          </table:table-cell>
          <table:table-cell table:style-name="TableCell140001">
            <text:p text:style-name="P123"><text:span text:style-name="T398">Descrição</text:span><text:span text:style-name="T399"/></text:p>
          </table:table-cell>
          <table:table-cell table:style-name="TableCell140002">
            <text:p text:style-name="P123"><text:span text:style-name="T400">Tipo</text:span><text:span text:style-name="T401"/></text:p>
          </table:table-cell>
          <table:table-cell table:style-name="TableCell140003">
            <text:p text:style-name="P123"><text:span text:style-name="T402">Domínio</text:span><text:span text:style-name="T403"/></text:p>
          </table:table-cell>
          <table:table-cell table:style-name="TableCell140004">
            <text:p text:style-name="P123"><text:span text:style-name="T404">Restrição</text:span><text:span text:style-name="T405"/></text:p>
          </table:table-cell>
        </table:table-row>
        <table:table-row table:style-name="TableRow1401">
          <table:table-cell table:style-name="TableCell140100">
            <text:p text:style-name="P126"><text:span text:style-name="T406">CNPJ</text:span><text:span text:style-name="T407"/></text:p>
          </table:table-cell>
          <table:table-cell table:style-name="TableCell140101">
            <text:p text:style-name="P126"><text:span text:style-name="T408">Representa o CNPJ do fornecedor</text:span><text:span text:style-name="T409"/></text:p>
          </table:table-cell>
          <table:table-cell table:style-name="TableCell140102">
            <text:p text:style-name="P126"><text:span text:style-name="T410">String(100)</text:span><text:span text:style-name="T411"/></text:p>
          </table:table-cell>
          <table:table-cell table:style-name="TableCell140103">
            <text:p text:style-name="P126"><text:span text:style-name="T412">String(100)</text:span><text:span text:style-name="T413"/></text:p>
          </table:table-cell>
          <table:table-cell table:style-name="TableCell140104">
            <text:p text:style-name="P126"><text:span text:style-name="T414">Chave Estrangeira referenciando CNPJ em FORNECEDOR</text:span><text:span text:style-name="T415"/></text:p>
          </table:table-cell>
        </table:table-row>
        <table:table-row table:style-name="TableRow1402">
          <table:table-cell table:style-name="TableCell140200">
            <text:p text:style-name="P129"><text:span text:style-name="T416">Cidade</text:span><text:span text:style-name="T417"/></text:p>
          </table:table-cell>
          <table:table-cell table:style-name="TableCell140201">
            <text:p text:style-name="P129"><text:span text:style-name="T418">Representa a cidade onde se encontra o fornecedor<text:s/></text:span><text:span text:style-name="T419"/></text:p>
          </table:table-cell>
          <table:table-cell table:style-name="TableCell140202">
            <text:p text:style-name="P129"><text:span text:style-name="T420">String(50)</text:span><text:span text:style-name="T421"/></text:p>
          </table:table-cell>
          <table:table-cell table:style-name="TableCell140203">
            <text:p text:style-name="P129"><text:span text:style-name="T422">String(50)</text:span><text:span text:style-name="T423"/></text:p>
          </table:table-cell>
          <table:table-cell table:style-name="TableCell140204">
            <text:p text:style-name="P129"><text:span text:style-name="T424">Não nulo</text:span><text:span text:style-name="T425"/></text:p>
          </table:table-cell>
        </table:table-row>
        <table:table-row table:style-name="TableRow1403">
          <table:table-cell table:style-name="TableCell140300">
            <text:p text:style-name="P132"><text:span text:style-name="T426">Rua</text:span><text:span text:style-name="T427"/></text:p>
          </table:table-cell>
          <table:table-cell table:style-name="TableCell140301">
            <text:p text:style-name="P132"><text:span text:style-name="T428">Representa a rua onde se encontra o fornecedor</text:span><text:span text:style-name="T429"/></text:p>
          </table:table-cell>
          <table:table-cell table:style-name="TableCell140302">
            <text:p text:style-name="P132"><text:span text:style-name="T430">String(100)</text:span><text:span text:style-name="T431"/></text:p>
          </table:table-cell>
          <table:table-cell table:style-name="TableCell140303">
            <text:p text:style-name="P132"><text:span text:style-name="T432">String(100)</text:span><text:span text:style-name="T433"/></text:p>
          </table:table-cell>
          <table:table-cell table:style-name="TableCell140304">
            <text:p text:style-name="P132"><text:span text:style-name="T434">Não nulo</text:span><text:span text:style-name="T435"/></text:p>
          </table:table-cell>
        </table:table-row>
        <table:table-row table:style-name="TableRow1404">
          <table:table-cell table:style-name="TableCell140400">
            <text:p text:style-name="P135"><text:span text:style-name="T436">Bairro</text:span><text:span text:style-name="T437"/></text:p>
          </table:table-cell>
          <table:table-cell table:style-name="TableCell140401">
            <text:p text:style-name="P135"><text:span text:style-name="T438">Representa o bairro onde se encontra o fornecedor</text:span><text:span text:style-name="T439"/></text:p>
          </table:table-cell>
          <table:table-cell table:style-name="TableCell140402">
            <text:p text:style-name="P135"><text:span text:style-name="T440">String(100)</text:span><text:span text:style-name="T441"/></text:p>
          </table:table-cell>
          <table:table-cell table:style-name="TableCell140403">
            <text:p text:style-name="P135"><text:span text:style-name="T442">String(100)</text:span><text:span text:style-name="T443"/></text:p>
          </table:table-cell>
          <table:table-cell table:style-name="TableCell140404">
            <text:p text:style-name="P135"><text:span text:style-name="T444">Não nulo</text:span><text:span text:style-name="T445"/></text:p>
          </table:table-cell>
        </table:table-row>
      </table:table>
      <text:p text:style-name="P137"><text:span text:style-name="T446">Tabela 7<text:s/></text:span><text:span text:style-name="T447">–</text:span><text:span text:style-name="T448"><text:s/>Relação ENDERECOFORN</text:span></text:p>
      <text:p text:style-name="P137"><text:span text:style-name="T449"/></text:p>
      <table:table table:style-name="Table15">
        <table:table-column table:style-name="TableColumn1500"/>
        <table:table-row table:style-name="TableRow1500">
          <table:table-cell table:style-name="TableCell150000">
            <text:p text:style-name="P139"><text:span text:style-name="T450">Despesa: Entidade que armazena as despesas da loja.</text:span><text:span text:style-name="T451"/></text:p>
          </table:table-cell>
        </table:table-row>
      </table:table>
      <text:p text:style-name="P141"><text:span text:style-name="T451"/></text:p>
      <table:table table:style-name="Table16">
        <table:table-column table:style-name="TableColumn1600"/>
        <table:table-column table:style-name="TableColumn1601"/>
        <table:table-column table:style-name="TableColumn1602"/>
        <table:table-column table:style-name="TableColumn1603"/>
        <table:table-column table:style-name="TableColumn1604"/>
        <table:table-row table:style-name="TableRow1600">
          <table:table-cell table:style-name="TableCell160000">
            <text:p text:style-name="P143"><text:span text:style-name="T452">Atributo</text:span><text:span text:style-name="T453"/></text:p>
          </table:table-cell>
          <table:table-cell table:style-name="TableCell160001">
            <text:p text:style-name="P143"><text:span text:style-name="T454">Descrição</text:span><text:span text:style-name="T455"/></text:p>
          </table:table-cell>
          <table:table-cell table:style-name="TableCell160002">
            <text:p text:style-name="P143"><text:span text:style-name="T456">Tipo</text:span><text:span text:style-name="T457"/></text:p>
          </table:table-cell>
          <table:table-cell table:style-name="TableCell160003">
            <text:p text:style-name="P143"><text:span text:style-name="T458">Domínio</text:span><text:span text:style-name="T459"/></text:p>
          </table:table-cell>
          <table:table-cell table:style-name="TableCell160004">
            <text:p text:style-name="P143"><text:span text:style-name="T460">Restrição</text:span><text:span text:style-name="T461"/></text:p>
          </table:table-cell>
        </table:table-row>
        <table:table-row table:style-name="TableRow1601">
          <table:table-cell table:style-name="TableCell160100">
            <text:p text:style-name="P146"><text:span text:style-name="T462">CodDespesa</text:span><text:span text:style-name="T463"/></text:p>
          </table:table-cell>
          <table:table-cell table:style-name="TableCell160101">
            <text:p text:style-name="P146"><text:span text:style-name="T464">Representa o código da despesa</text:span><text:span text:style-name="T465"/></text:p>
          </table:table-cell>
          <table:table-cell table:style-name="TableCell160102">
            <text:p text:style-name="P146"><text:span text:style-name="T466">SERIAL</text:span><text:span text:style-name="T467"/></text:p>
          </table:table-cell>
          <table:table-cell table:style-name="TableCell160103">
            <text:p text:style-name="P146"><text:span text:style-name="T468">Números inteiros positivos</text:span><text:span text:style-name="T469"/></text:p>
          </table:table-cell>
          <table:table-cell table:style-name="TableCell160104">
            <text:p text:style-name="P146"><text:span text:style-name="T470">Chave Primária</text:span></text:p>
            <text:p text:style-name="P146"><text:span text:style-name="T471">Chave substituta</text:span><text:span text:style-name="T472"/></text:p>
          </table:table-cell>
        </table:table-row>
        <table:table-row table:style-name="TableRow1602">
          <table:table-cell table:style-name="TableCell160200">
            <text:p text:style-name="P149"><text:span text:style-name="T473">Valor</text:span><text:span text:style-name="T474"/></text:p>
          </table:table-cell>
          <table:table-cell table:style-name="TableCell160201">
            <text:p text:style-name="P149"><text:span text:style-name="T475">Representa o valor total<text:s text:c="2"/>da despesa</text:span><text:span text:style-name="T476"/></text:p>
          </table:table-cell>
          <table:table-cell table:style-name="TableCell160202">
            <text:p text:style-name="P149"><text:span text:style-name="T477">Real</text:span><text:span text:style-name="T478"/></text:p>
          </table:table-cell>
          <table:table-cell table:style-name="TableCell160203">
            <text:p text:style-name="P149"><text:span text:style-name="T479">Números reais positivos</text:span><text:span text:style-name="T480"/></text:p>
          </table:table-cell>
          <table:table-cell table:style-name="TableCell160204">
            <text:p text:style-name="P149"><text:span text:style-name="T481">Não nulo</text:span><text:span text:style-name="T482"/></text:p>
          </table:table-cell>
        </table:table-row>
        <table:table-row table:style-name="TableRow1603">
          <table:table-cell table:style-name="TableCell160300">
            <text:p text:style-name="P152"><text:span text:style-name="T483">Data</text:span><text:span text:style-name="T484"/></text:p>
          </table:table-cell>
          <table:table-cell table:style-name="TableCell160301">
            <text:p text:style-name="P152"><text:span text:style-name="T485">Representa a data de lançamentoda despesa no sistema</text:span><text:span text:style-name="T486"/></text:p>
          </table:table-cell>
          <table:table-cell table:style-name="TableCell160302">
            <text:p text:style-name="P152"><text:span text:style-name="T487">Date</text:span><text:span text:style-name="T488"/></text:p>
          </table:table-cell>
          <table:table-cell table:style-name="TableCell160303">
            <text:p text:style-name="P152"><text:span text:style-name="T489">Date</text:span><text:span text:style-name="T490"/></text:p>
          </table:table-cell>
          <table:table-cell table:style-name="TableCell160304">
            <text:p text:style-name="P152"><text:span text:style-name="T491">Não nulo</text:span><text:span text:style-name="T492"/></text:p>
          </table:table-cell>
        </table:table-row>
      </table:table>
      <text:p text:style-name="P154"><text:span text:style-name="T493">Tabela 8<text:s/></text:span><text:span text:style-name="T494">–</text:span><text:span text:style-name="T495"><text:s/>Entidade DESPESA</text:span></text:p>
      <text:p text:style-name="P154"><text:span text:style-name="T496"/></text:p>
      <table:table table:style-name="Table17">
        <table:table-column table:style-name="TableColumn1700"/>
        <table:table-row table:style-name="TableRow1700">
          <table:table-cell table:style-name="TableCell170000">
            <text:p text:style-name="P156"><text:span text:style-name="T497">Compra: Entidade que armazena dados de uma compra.</text:span><text:span text:style-name="T498"/></text:p>
          </table:table-cell>
        </table:table-row>
      </table:table>
      <text:p text:style-name="P158"><text:span text:style-name="T498"/></text:p>
      <table:table table:style-name="Table18">
        <table:table-column table:style-name="TableColumn1800"/>
        <table:table-column table:style-name="TableColumn1801"/>
        <table:table-column table:style-name="TableColumn1802"/>
        <table:table-column table:style-name="TableColumn1803"/>
        <table:table-column table:style-name="TableColumn1804"/>
        <table:table-row table:style-name="TableRow1800">
          <table:table-cell table:style-name="TableCell180000">
            <text:p text:style-name="P160"><text:span text:style-name="T499">Atributo</text:span><text:span text:style-name="T500"/></text:p>
          </table:table-cell>
          <table:table-cell table:style-name="TableCell180001">
            <text:p text:style-name="P160"><text:span text:style-name="T501">Descrição</text:span><text:span text:style-name="T502"/></text:p>
          </table:table-cell>
          <table:table-cell table:style-name="TableCell180002">
            <text:p text:style-name="P160"><text:span text:style-name="T503">Tipo</text:span><text:span text:style-name="T504"/></text:p>
          </table:table-cell>
          <table:table-cell table:style-name="TableCell180003">
            <text:p text:style-name="P160"><text:span text:style-name="T505">Domínio</text:span><text:span text:style-name="T506"/></text:p>
          </table:table-cell>
          <table:table-cell table:style-name="TableCell180004">
            <text:p text:style-name="P160"><text:span text:style-name="T507">Restrição</text:span><text:span text:style-name="T508"/></text:p>
          </table:table-cell>
        </table:table-row>
        <table:table-row table:style-name="TableRow1801">
          <table:table-cell table:style-name="TableCell180100">
            <text:p text:style-name="P163"><text:span text:style-name="T509">CodCompra</text:span><text:span text:style-name="T510"/></text:p>
          </table:table-cell>
          <table:table-cell table:style-name="TableCell180101">
            <text:p text:style-name="P163"><text:span text:style-name="T511">Representa o código da compra</text:span><text:span text:style-name="T512"/></text:p>
          </table:table-cell>
          <table:table-cell table:style-name="TableCell180102">
            <text:p text:style-name="P163"><text:span text:style-name="T513">SERIAL</text:span><text:span text:style-name="T514"/></text:p>
          </table:table-cell>
          <table:table-cell table:style-name="TableCell180103">
            <text:p text:style-name="P163"><text:span text:style-name="T515">Números inteiros positivos</text:span><text:span text:style-name="T516"/></text:p>
          </table:table-cell>
          <table:table-cell table:style-name="TableCell180104">
            <text:p text:style-name="P163"><text:span text:style-name="T517">Chave Primária</text:span></text:p>
            <text:p text:style-name="P163"><text:span text:style-name="T517">Chave substituta</text:span><text:span text:style-name="T518"/></text:p>
          </table:table-cell>
        </table:table-row>
        <table:table-row table:style-name="TableRow1802">
          <table:table-cell table:style-name="TableCell180200">
            <text:p text:style-name="P166"><text:span text:style-name="T519">Valor</text:span><text:span text:style-name="T520"/></text:p>
          </table:table-cell>
          <table:table-cell table:style-name="TableCell180201">
            <text:p text:style-name="P166"><text:span text:style-name="T521">Representa o valor total da compra</text:span><text:span text:style-name="T522"/></text:p>
          </table:table-cell>
          <table:table-cell table:style-name="TableCell180202">
            <text:p text:style-name="P166"><text:span text:style-name="T523">Real</text:span><text:span text:style-name="T524"/></text:p>
          </table:table-cell>
          <table:table-cell table:style-name="TableCell180203">
            <text:p text:style-name="P166"><text:span text:style-name="T525">Números reais positivos</text:span><text:span text:style-name="T526"/></text:p>
          </table:table-cell>
          <table:table-cell table:style-name="TableCell180204">
            <text:p text:style-name="P166"><text:span text:style-name="T527">Não nulo</text:span><text:span text:style-name="T528"/></text:p>
          </table:table-cell>
        </table:table-row>
        <table:table-row table:style-name="TableRow1803">
          <table:table-cell table:style-name="TableCell180300">
            <text:p text:style-name="P169"><text:span text:style-name="T529">Quantidade</text:span><text:span text:style-name="T530"/></text:p>
          </table:table-cell>
          <table:table-cell table:style-name="TableCell180301">
            <text:p text:style-name="P169"><text:span text:style-name="T531">Representa a quantidade</text:span><text:span text:style-name="T532">de itens comprados</text:span><text:span text:style-name="T533"/></text:p>
          </table:table-cell>
          <table:table-cell table:style-name="TableCell180302">
            <text:p text:style-name="P169"><text:span text:style-name="T534">Int</text:span><text:span text:style-name="T535"/></text:p>
          </table:table-cell>
          <table:table-cell table:style-name="TableCell180303">
            <text:p text:style-name="P169"><text:span text:style-name="T536">Números inteiros positivos</text:span><text:span text:style-name="T537"/></text:p>
          </table:table-cell>
          <table:table-cell table:style-name="TableCell180304">
            <text:p text:style-name="P169"><text:span text:style-name="T538">Não nulo</text:span><text:span text:style-name="T539"/></text:p>
          </table:table-cell>
        </table:table-row>
        <table:table-row table:style-name="TableRow1804">
          <table:table-cell table:style-name="TableCell180400">
            <text:p text:style-name="P172"><text:span text:style-name="T540">Data</text:span><text:span text:style-name="T541"/></text:p>
          </table:table-cell>
          <table:table-cell table:style-name="TableCell180401">
            <text:p text:style-name="P172"><text:span text:style-name="T542">Representa a data da compra</text:span><text:span text:style-name="T543"/></text:p>
          </table:table-cell>
          <table:table-cell table:style-name="TableCell180402">
            <text:p text:style-name="P172"><text:span text:style-name="T544">Date</text:span><text:span text:style-name="T545"/></text:p>
          </table:table-cell>
          <table:table-cell table:style-name="TableCell180403">
            <text:p text:style-name="P172"><text:span text:style-name="T546">Date</text:span><text:span text:style-name="T547"/></text:p>
          </table:table-cell>
          <table:table-cell table:style-name="TableCell180404">
            <text:p text:style-name="P172"><text:span text:style-name="T548">Não nulo</text:span><text:span text:style-name="T549"/></text:p>
          </table:table-cell>
        </table:table-row>
        <table:table-row table:style-name="TableRow1805">
          <table:table-cell table:style-name="TableCell180500">
            <text:p text:style-name="P175"><text:span text:style-name="T550">Fornecedor</text:span><text:span text:style-name="T551"/></text:p>
          </table:table-cell>
          <table:table-cell table:style-name="TableCell180501">
            <text:p text:style-name="P175"><text:span text:style-name="T552">Representa o CNPJfornecedor que a vendeu</text:span><text:span text:style-name="T553"/></text:p>
          </table:table-cell>
          <table:table-cell table:style-name="TableCell180502">
            <text:p text:style-name="P175"><text:span text:style-name="T554">String(20)</text:span><text:span text:style-name="T555"/></text:p>
          </table:table-cell>
          <table:table-cell table:style-name="TableCell180503">
            <text:p text:style-name="P175"><text:span text:style-name="T556">String(20)</text:span><text:span text:style-name="T557"/></text:p>
          </table:table-cell>
          <table:table-cell table:style-name="TableCell180504">
            <text:p text:style-name="P175"><text:span text:style-name="T558">Chave Estrangeira representando NOME em FORNECEDOR</text:span></text:p>
            <text:p text:style-name="P175"><text:span text:style-name="T559">-Não nulo</text:span><text:span text:style-name="T560"/></text:p>
          </table:table-cell>
        </table:table-row>
        <table:table-row table:style-name="TableRow1806">
          <table:table-cell table:style-name="TableCell180600">
            <text:p text:style-name="P178"><text:span text:style-name="T561">Hora</text:span><text:span text:style-name="T562"/></text:p>
          </table:table-cell>
          <table:table-cell table:style-name="TableCell180601">
            <text:p text:style-name="P178"><text:span text:style-name="T563">Representa a hora da compra</text:span><text:span text:style-name="T564"/></text:p>
          </table:table-cell>
          <table:table-cell table:style-name="TableCell180602">
            <text:p text:style-name="P178"><text:span text:style-name="T565">TIMESTAMP</text:span><text:span text:style-name="T566"/></text:p>
          </table:table-cell>
          <table:table-cell table:style-name="TableCell180603">
            <text:p text:style-name="P178"><text:span text:style-name="T567">TIMESTAMP</text:span><text:span text:style-name="T568"/></text:p>
          </table:table-cell>
          <table:table-cell table:style-name="TableCell180604">
            <text:p text:style-name="P178"><text:span text:style-name="T569">Não nulo</text:span><text:span text:style-name="T570"/></text:p>
          </table:table-cell>
        </table:table-row>
        <table:table-row table:style-name="TableRow1807">
          <table:table-cell table:style-name="TableCell180700">
            <text:p text:style-name="P181"><text:span text:style-name="T571">CodDespesa</text:span><text:span text:style-name="T572"/></text:p>
          </table:table-cell>
          <table:table-cell table:style-name="TableCell180701">
            <text:p text:style-name="P181"><text:span text:style-name="T573">Representa o código da despesa</text:span><text:span text:style-name="T574"/></text:p>
          </table:table-cell>
          <table:table-cell table:style-name="TableCell180702">
            <text:p text:style-name="P181"><text:span text:style-name="T575">Int</text:span><text:span text:style-name="T576"/></text:p>
          </table:table-cell>
          <table:table-cell table:style-name="TableCell180703">
            <text:p text:style-name="P181"><text:span text:style-name="T577">Números inteiros positivos</text:span><text:span text:style-name="T578"/></text:p>
          </table:table-cell>
          <table:table-cell table:style-name="TableCell180704">
            <text:p text:style-name="P181"><text:span text:style-name="T579">Chave Estrangeira representando CodDespesa em DESPESA</text:span></text:p>
            <text:p text:style-name="P181"><text:span text:style-name="T580">-Não nulo</text:span><text:span text:style-name="T581"/></text:p>
          </table:table-cell>
        </table:table-row>
      </table:table>
      <text:p text:style-name="P183"><text:span text:style-name="T582">Tabela 9<text:s/></text:span><text:span text:style-name="T583">–</text:span><text:span text:style-name="T584"><text:s/>Entidade COMPRA</text:span></text:p>
      <text:p text:style-name="P183"><text:span text:style-name="T585"/></text:p>
      <table:table table:style-name="Table19">
        <table:table-column table:style-name="TableColumn1900"/>
        <table:table-row table:style-name="TableRow1900">
          <table:table-cell table:style-name="TableCell190000">
            <text:p text:style-name="P185"><text:span text:style-name="T586">CompraProduto: Relação que armazena o produto comprado ao fornecedor.</text:span><text:span text:style-name="T587"/></text:p>
          </table:table-cell>
        </table:table-row>
      </table:table>
      <text:p text:style-name="P187"><text:span text:style-name="T587"/></text:p>
      <table:table table:style-name="Table20">
        <table:table-column table:style-name="TableColumn2000"/>
        <table:table-column table:style-name="TableColumn2001"/>
        <table:table-column table:style-name="TableColumn2002"/>
        <table:table-column table:style-name="TableColumn2003"/>
        <table:table-column table:style-name="TableColumn2004"/>
        <table:table-row table:style-name="TableRow2000">
          <table:table-cell table:style-name="TableCell200000">
            <text:p text:style-name="P189"><text:span text:style-name="T588">Atributo</text:span><text:span text:style-name="T589"/></text:p>
          </table:table-cell>
          <table:table-cell table:style-name="TableCell200001">
            <text:p text:style-name="P189"><text:span text:style-name="T590">Descrição</text:span><text:span text:style-name="T591"/></text:p>
          </table:table-cell>
          <table:table-cell table:style-name="TableCell200002">
            <text:p text:style-name="P189"><text:span text:style-name="T592">Tipo</text:span><text:span text:style-name="T593"/></text:p>
          </table:table-cell>
          <table:table-cell table:style-name="TableCell200003">
            <text:p text:style-name="P189"><text:span text:style-name="T594">Domínio</text:span><text:span text:style-name="T595"/></text:p>
          </table:table-cell>
          <table:table-cell table:style-name="TableCell200004">
            <text:p text:style-name="P189"><text:span text:style-name="T596">Restrição</text:span><text:span text:style-name="T597"/></text:p>
          </table:table-cell>
        </table:table-row>
        <table:table-row table:style-name="TableRow2001">
          <table:table-cell table:style-name="TableCell200100">
            <text:p text:style-name="P192"><text:span text:style-name="T598">CodProduto</text:span><text:span text:style-name="T599"/></text:p>
          </table:table-cell>
          <table:table-cell table:style-name="TableCell200101">
            <text:p text:style-name="P192"><text:span text:style-name="T600">Representa o código do produto</text:span><text:span text:style-name="T601"/></text:p>
          </table:table-cell>
          <table:table-cell table:style-name="TableCell200102">
            <text:p text:style-name="P192"><text:span text:style-name="T602">Int</text:span><text:span text:style-name="T603"/></text:p>
          </table:table-cell>
          <table:table-cell table:style-name="TableCell200103">
            <text:p text:style-name="P192"><text:span text:style-name="T604">Números inteiros positivos</text:span><text:span text:style-name="T605"/></text:p>
          </table:table-cell>
          <table:table-cell table:style-name="TableCell200104">
            <text:p text:style-name="P192"><text:span text:style-name="T606">Chave Estrangeira referenciando CODIGO em PRODUTO</text:span></text:p>
            <text:p text:style-name="P192"><text:span text:style-name="T607">-Não nulo</text:span><text:span text:style-name="T608"/></text:p>
          </table:table-cell>
        </table:table-row>
        <table:table-row table:style-name="TableRow2002">
          <table:table-cell table:style-name="TableCell200200">
            <text:p text:style-name="P195"><text:span text:style-name="T609">CodCompra</text:span><text:span text:style-name="T610"/></text:p>
          </table:table-cell>
          <table:table-cell table:style-name="TableCell200201">
            <text:p text:style-name="P195"><text:span text:style-name="T611">Representa o código da compra</text:span><text:span text:style-name="T612"/></text:p>
          </table:table-cell>
          <table:table-cell table:style-name="TableCell200202">
            <text:p text:style-name="P195"><text:span text:style-name="T613">Int</text:span><text:span text:style-name="T614"/></text:p>
          </table:table-cell>
          <table:table-cell table:style-name="TableCell200203">
            <text:p text:style-name="P195"><text:span text:style-name="T615">Números inteiros positivos</text:span><text:span text:style-name="T616"/></text:p>
          </table:table-cell>
          <table:table-cell table:style-name="TableCell200204">
            <text:p text:style-name="P195"><text:span text:style-name="T617">Chave Estrangeira referenciando CodCompra em COMPRA</text:span></text:p>
            <text:p text:style-name="P195"><text:span text:style-name="T618">-Não nulo</text:span><text:span text:style-name="T619"/></text:p>
          </table:table-cell>
        </table:table-row>
      </table:table>
      <text:p text:style-name="P197"><text:span text:style-name="T620">Tabela 10<text:s/></text:span><text:span text:style-name="T621">–</text:span><text:span text:style-name="T622"><text:s/>Relação COMPRAPRODUTO</text:span></text:p>
      <text:p text:style-name="P197"><text:span text:style-name="T623"/></text:p>
      <table:table table:style-name="Table21">
        <table:table-column table:style-name="TableColumn2100"/>
        <table:table-row table:style-name="TableRow2100">
          <table:table-cell table:style-name="TableCell210000">
            <text:p text:style-name="P199"><text:span text:style-name="T624">Produto: Entidade que armazena os dados de um produto.</text:span><text:span text:style-name="T625"/></text:p>
          </table:table-cell>
        </table:table-row>
      </table:table>
      <text:p text:style-name="P201"><text:span text:style-name="T625"/></text:p>
      <table:table table:style-name="Table22">
        <table:table-column table:style-name="TableColumn2200"/>
        <table:table-column table:style-name="TableColumn2201"/>
        <table:table-column table:style-name="TableColumn2202"/>
        <table:table-column table:style-name="TableColumn2203"/>
        <table:table-column table:style-name="TableColumn2204"/>
        <table:table-row table:style-name="TableRow2200">
          <table:table-cell table:style-name="TableCell220000">
            <text:p text:style-name="P203"><text:span text:style-name="T626">Atributo</text:span><text:span text:style-name="T627"/></text:p>
          </table:table-cell>
          <table:table-cell table:style-name="TableCell220001">
            <text:p text:style-name="P203"><text:span text:style-name="T628">Descrição</text:span><text:span text:style-name="T629"/></text:p>
          </table:table-cell>
          <table:table-cell table:style-name="TableCell220002">
            <text:p text:style-name="P203"><text:span text:style-name="T630">Tipo</text:span><text:span text:style-name="T631"/></text:p>
          </table:table-cell>
          <table:table-cell table:style-name="TableCell220003">
            <text:p text:style-name="P203"><text:span text:style-name="T632">Domínio</text:span><text:span text:style-name="T633"/></text:p>
          </table:table-cell>
          <table:table-cell table:style-name="TableCell220004">
            <text:p text:style-name="P203"><text:span text:style-name="T634">Restrição</text:span><text:span text:style-name="T635"/></text:p>
          </table:table-cell>
        </table:table-row>
        <table:table-row table:style-name="TableRow2201">
          <table:table-cell table:style-name="TableCell220100">
            <text:p text:style-name="P206"><text:span text:style-name="T636">Código</text:span><text:span text:style-name="T637"/></text:p>
          </table:table-cell>
          <table:table-cell table:style-name="TableCell220101">
            <text:p text:style-name="P206"><text:span text:style-name="T638">Representa o código do produto</text:span><text:span text:style-name="T639"/></text:p>
          </table:table-cell>
          <table:table-cell table:style-name="TableCell220102">
            <text:p text:style-name="P206"><text:span text:style-name="T640">SERIAL</text:span><text:span text:style-name="T641"/></text:p>
          </table:table-cell>
          <table:table-cell table:style-name="TableCell220103">
            <text:p text:style-name="P206"><text:span text:style-name="T642">Números inteiros positivos</text:span><text:span text:style-name="T643"/></text:p>
          </table:table-cell>
          <table:table-cell table:style-name="TableCell220104">
            <text:p text:style-name="P206"><text:span text:style-name="T644">Chave Primária</text:span><text:span text:style-name="T645"/></text:p>
          </table:table-cell>
        </table:table-row>
        <table:table-row table:style-name="TableRow2202">
          <table:table-cell table:style-name="TableCell220200">
            <text:p text:style-name="P209"><text:span text:style-name="T646">Tamanho</text:span><text:span text:style-name="T647"/></text:p>
          </table:table-cell>
          <table:table-cell table:style-name="TableCell220201">
            <text:p text:style-name="P209"><text:span text:style-name="T648">Representa o tamanho do produto comprado</text:span><text:span text:style-name="T649">: PP, P, M, G ou GG</text:span><text:span text:style-name="T650"/></text:p>
          </table:table-cell>
          <table:table-cell table:style-name="TableCell220202">
            <text:p text:style-name="P209"><text:span text:style-name="T651">String(2)</text:span><text:span text:style-name="T652"/></text:p>
          </table:table-cell>
          <table:table-cell table:style-name="TableCell220203">
            <text:p text:style-name="P209"><text:span text:style-name="T653">String(2)</text:span><text:span text:style-name="T654"/></text:p>
          </table:table-cell>
          <table:table-cell table:style-name="TableCell220204">
            <text:p text:style-name="P209"><text:span text:style-name="T655">Não nulo</text:span><text:span text:style-name="T656"/></text:p>
          </table:table-cell>
        </table:table-row>
        <table:table-row table:style-name="TableRow2203">
          <table:table-cell table:style-name="TableCell220300">
            <text:p text:style-name="P212"><text:span text:style-name="T657">Status</text:span><text:span text:style-name="T658"/></text:p>
          </table:table-cell>
          <table:table-cell table:style-name="TableCell220301">
            <text:p text:style-name="P212"><text:span text:style-name="T659">Representa o status do produto, se está disponível ou não</text:span><text:span text:style-name="T660"/></text:p>
          </table:table-cell>
          <table:table-cell table:style-name="TableCell220302">
            <text:p text:style-name="P212"><text:span text:style-name="T661">String(12)</text:span><text:span text:style-name="T662"/></text:p>
          </table:table-cell>
          <table:table-cell table:style-name="TableCell220303">
            <text:p text:style-name="P212"><text:span text:style-name="T663">String(12)</text:span><text:span text:style-name="T664"/></text:p>
          </table:table-cell>
          <table:table-cell table:style-name="TableCell220304">
            <text:p text:style-name="P212"><text:span text:style-name="T665">-Não nulo</text:span><text:span text:style-name="T666"/></text:p>
          </table:table-cell>
        </table:table-row>
        <table:table-row table:style-name="TableRow2204">
          <table:table-cell table:style-name="TableCell220400">
            <text:p text:style-name="P215"><text:span text:style-name="T667">Nome</text:span><text:span text:style-name="T668"/></text:p>
          </table:table-cell>
          <table:table-cell table:style-name="TableCell220401">
            <text:p text:style-name="P215"><text:span text:style-name="T669">Representa o nome do produto</text:span><text:span text:style-name="T670"/></text:p>
          </table:table-cell>
          <table:table-cell table:style-name="TableCell220402">
            <text:p text:style-name="P215"><text:span text:style-name="T671">String(20)</text:span><text:span text:style-name="T672"/></text:p>
          </table:table-cell>
          <table:table-cell table:style-name="TableCell220403">
            <text:p text:style-name="P215"><text:span text:style-name="T673">String(20)</text:span><text:span text:style-name="T674"/></text:p>
          </table:table-cell>
          <table:table-cell table:style-name="TableCell220404">
            <text:p text:style-name="P215"><text:span text:style-name="T675">Não nulo</text:span><text:span text:style-name="T676"/></text:p>
          </table:table-cell>
        </table:table-row>
        <table:table-row table:style-name="TableRow2205">
          <table:table-cell table:style-name="TableCell220500">
            <text:p text:style-name="P218"><text:span text:style-name="T677">Preço</text:span><text:span text:style-name="T678"/></text:p>
          </table:table-cell>
          <table:table-cell table:style-name="TableCell220501">
            <text:p text:style-name="P218"><text:span text:style-name="T679">Representa o preço do produto</text:span><text:span text:style-name="T680"/></text:p>
          </table:table-cell>
          <table:table-cell table:style-name="TableCell220502">
            <text:p text:style-name="P218"><text:span text:style-name="T681">Real</text:span><text:span text:style-name="T682"/></text:p>
          </table:table-cell>
          <table:table-cell table:style-name="TableCell220503">
            <text:p text:style-name="P218"><text:span text:style-name="T683">Números reais positivos</text:span><text:span text:style-name="T684"/></text:p>
          </table:table-cell>
          <table:table-cell table:style-name="TableCell220504">
            <text:p text:style-name="P218"><text:span text:style-name="T685">Não nulo</text:span><text:span text:style-name="T686"/></text:p>
          </table:table-cell>
        </table:table-row>
      </table:table>
      <text:p text:style-name="P220"><text:span text:style-name="T687">Tabela11<text:s/></text:span><text:span text:style-name="T688">–</text:span><text:span text:style-name="T689"><text:s/>Entidade PRODUTO</text:span></text:p>
      <text:p text:style-name="P220"><text:span text:style-name="T690"/></text:p>
      <text:p text:style-name="P220"><text:span text:style-name="T690"/></text:p>
      <table:table table:style-name="Table23">
        <table:table-column table:style-name="TableColumn2300"/>
        <table:table-row table:style-name="TableRow2300">
          <table:table-cell table:style-name="TableCell230000">
            <text:p text:style-name="P222"><text:span text:style-name="T691">Venda: Entidade que armazena os dados de uma venda.</text:span><text:span text:style-name="T692"/></text:p>
          </table:table-cell>
        </table:table-row>
      </table:table>
      <text:p text:style-name="P224"><text:span text:style-name="T692"/></text:p>
      <table:table table:style-name="Table24">
        <table:table-column table:style-name="TableColumn2400"/>
        <table:table-column table:style-name="TableColumn2401"/>
        <table:table-column table:style-name="TableColumn2402"/>
        <table:table-column table:style-name="TableColumn2403"/>
        <table:table-column table:style-name="TableColumn2404"/>
        <table:table-row table:style-name="TableRow2400">
          <table:table-cell table:style-name="TableCell240000">
            <text:p text:style-name="P226"><text:span text:style-name="T693">Atributo</text:span><text:span text:style-name="T694"/></text:p>
          </table:table-cell>
          <table:table-cell table:style-name="TableCell240001">
            <text:p text:style-name="P226"><text:span text:style-name="T695">Descrição</text:span><text:span text:style-name="T696"/></text:p>
          </table:table-cell>
          <table:table-cell table:style-name="TableCell240002">
            <text:p text:style-name="P226"><text:span text:style-name="T697">Tipo</text:span><text:span text:style-name="T698"/></text:p>
          </table:table-cell>
          <table:table-cell table:style-name="TableCell240003">
            <text:p text:style-name="P226"><text:span text:style-name="T699">Domínio</text:span><text:span text:style-name="T700"/></text:p>
          </table:table-cell>
          <table:table-cell table:style-name="TableCell240004">
            <text:p text:style-name="P226"><text:span text:style-name="T701">Restrição</text:span><text:span text:style-name="T702"/></text:p>
          </table:table-cell>
        </table:table-row>
        <table:table-row table:style-name="TableRow2401">
          <table:table-cell table:style-name="TableCell240100">
            <text:p text:style-name="P229"><text:span text:style-name="T703">CodVenda</text:span><text:span text:style-name="T704"/></text:p>
          </table:table-cell>
          <table:table-cell table:style-name="TableCell240101">
            <text:p text:style-name="P229"><text:span text:style-name="T705">Representa o código do produto</text:span><text:span text:style-name="T706"/></text:p>
          </table:table-cell>
          <table:table-cell table:style-name="TableCell240102">
            <text:p text:style-name="P229"><text:span text:style-name="T707">SERIAL</text:span><text:span text:style-name="T708"/></text:p>
          </table:table-cell>
          <table:table-cell table:style-name="TableCell240103">
            <text:p text:style-name="P229"><text:span text:style-name="T709">Números inteiros positivos</text:span><text:span text:style-name="T710"/></text:p>
          </table:table-cell>
          <table:table-cell table:style-name="TableCell240104">
            <text:p text:style-name="P229"><text:span text:style-name="T711">Chave Primária</text:span></text:p>
            <text:p text:style-name="P229"><text:span text:style-name="T711">Chave Substituta</text:span><text:span text:style-name="T712"/></text:p>
          </table:table-cell>
        </table:table-row>
        <table:table-row table:style-name="TableRow2402">
          <table:table-cell table:style-name="TableCell240200">
            <text:p text:style-name="P232"><text:span text:style-name="T713">Data</text:span><text:span text:style-name="T714"/></text:p>
          </table:table-cell>
          <table:table-cell table:style-name="TableCell240201">
            <text:p text:style-name="P232"><text:span text:style-name="T715">Representa</text:span><text:span text:style-name="T716">a data em que a venda aconteceu</text:span><text:span text:style-name="T717"/></text:p>
          </table:table-cell>
          <table:table-cell table:style-name="TableCell240202">
            <text:p text:style-name="P232"><text:span text:style-name="T718">Date</text:span><text:span text:style-name="T719"/></text:p>
          </table:table-cell>
          <table:table-cell table:style-name="TableCell240203">
            <text:p text:style-name="P232"><text:span text:style-name="T720">Date</text:span><text:span text:style-name="T721"/></text:p>
          </table:table-cell>
          <table:table-cell table:style-name="TableCell240204">
            <text:p text:style-name="P232"><text:span text:style-name="T722">Não nulo</text:span><text:span text:style-name="T723"/></text:p>
          </table:table-cell>
        </table:table-row>
        <table:table-row table:style-name="TableRow2403">
          <table:table-cell table:style-name="TableCell240300">
            <text:p text:style-name="P235"><text:span text:style-name="T724">Hora</text:span><text:span text:style-name="T725"/></text:p>
          </table:table-cell>
          <table:table-cell table:style-name="TableCell240301">
            <text:p text:style-name="P235"><text:span text:style-name="T726">Representa a hora em<text:s text:c="2"/>que a venda foi realizada</text:span><text:span text:style-name="T727"/></text:p>
          </table:table-cell>
          <table:table-cell table:style-name="TableCell240302">
            <text:p text:style-name="P235"><text:span text:style-name="T728">TIMESTAMP</text:span><text:span text:style-name="T729"/></text:p>
          </table:table-cell>
          <table:table-cell table:style-name="TableCell240303">
            <text:p text:style-name="P235"><text:span text:style-name="T730">TIMESTAMP</text:span><text:span text:style-name="T731"/></text:p>
          </table:table-cell>
          <table:table-cell table:style-name="TableCell240304">
            <text:p text:style-name="P235"><text:span text:style-name="T732">-Não nulo</text:span><text:span text:style-name="T733"/></text:p>
          </table:table-cell>
        </table:table-row>
        <table:table-row table:style-name="TableRow2404">
          <table:table-cell table:style-name="TableCell240400">
            <text:p text:style-name="P238"><text:span text:style-name="T734">Total</text:span><text:span text:style-name="T735"/></text:p>
          </table:table-cell>
          <table:table-cell table:style-name="TableCell240401">
            <text:p text:style-name="P238"><text:span text:style-name="T736">Representa o valor total da venda</text:span><text:span text:style-name="T737"/></text:p>
          </table:table-cell>
          <table:table-cell table:style-name="TableCell240402">
            <text:p text:style-name="P238"><text:span text:style-name="T738">Real</text:span><text:span text:style-name="T739"/></text:p>
          </table:table-cell>
          <table:table-cell table:style-name="TableCell240403">
            <text:p text:style-name="P238"><text:span text:style-name="T740">Números reais positivos</text:span><text:span text:style-name="T741"/></text:p>
          </table:table-cell>
          <table:table-cell table:style-name="TableCell240404">
            <text:p text:style-name="P238"><text:span text:style-name="T742">Não nulo</text:span><text:span text:style-name="T743"/></text:p>
          </table:table-cell>
        </table:table-row>
        <table:table-row table:style-name="TableRow2405">
          <table:table-cell table:style-name="TableCell240500">
            <text:p text:style-name="P241"><text:span text:style-name="T744">Funcionario</text:span><text:span text:style-name="T745"/></text:p>
          </table:table-cell>
          <table:table-cell table:style-name="TableCell240501">
            <text:p text:style-name="P241"><text:span text:style-name="T746">Representa o CPF do funcionário</text:span><text:span text:style-name="T747"/></text:p>
          </table:table-cell>
          <table:table-cell table:style-name="TableCell240502">
            <text:p text:style-name="P241"><text:span text:style-name="T748">String(20)</text:span><text:span text:style-name="T749"/></text:p>
          </table:table-cell>
          <table:table-cell table:style-name="TableCell240503">
            <text:p text:style-name="P241"><text:span text:style-name="T750">String(20)</text:span><text:span text:style-name="T751"/></text:p>
          </table:table-cell>
          <table:table-cell table:style-name="TableCell240504">
            <text:p text:style-name="P241"><text:span text:style-name="T752">Não nulo</text:span></text:p>
            <text:p text:style-name="P241"><text:span text:style-name="T752">Chave estrangeira referenciando o CPFPessoa na tabela FUNCIONARIO</text:span><text:span text:style-name="T753"/></text:p>
          </table:table-cell>
        </table:table-row>
        <table:table-row table:style-name="TableRow2406">
          <table:table-cell table:style-name="TableCell240600">
            <text:p text:style-name="P243"><text:span text:style-name="T754">Cliente</text:span><text:span text:style-name="T755"/></text:p>
          </table:table-cell>
          <table:table-cell table:style-name="TableCell240601">
            <text:p text:style-name="P243"><text:span text:style-name="T756">Representa o CPF do cliente</text:span><text:span text:style-name="T757"/></text:p>
          </table:table-cell>
          <table:table-cell table:style-name="TableCell240602">
            <text:p text:style-name="P243"><text:span text:style-name="T758">String(20)</text:span><text:span text:style-name="T759"/></text:p>
          </table:table-cell>
          <table:table-cell table:style-name="TableCell240603">
            <text:p text:style-name="P243"><text:span text:style-name="T760">String(20)</text:span><text:span text:style-name="T761"/></text:p>
          </table:table-cell>
          <table:table-cell table:style-name="TableCell240604">
            <text:p text:style-name="P243"><text:span text:style-name="T762">Não nulo</text:span></text:p>
            <text:p text:style-name="P243"><text:span text:style-name="T762">Chave estrangeira que referencia CPFPessoa na tabela CLIENTE</text:span><text:span text:style-name="T763"/></text:p>
          </table:table-cell>
        </table:table-row>
      </table:table>
      <text:p text:style-name="P245"><text:span text:style-name="T764">Tabela12<text:s/></text:span><text:span text:style-name="T765">–</text:span><text:span text:style-name="T766"><text:s/>Entidade VENDA</text:span></text:p>
      <text:p text:style-name="P245"><text:span text:style-name="T767"/></text:p>
      <table:table table:style-name="Table25">
        <table:table-column table:style-name="TableColumn2500"/>
        <table:table-row table:style-name="TableRow2500">
          <table:table-cell table:style-name="TableCell250000">
            <text:p text:style-name="P247"><text:span text:style-name="T768">Entrada: Entidade que armazena os dados de um produto.</text:span><text:span text:style-name="T769"/></text:p>
          </table:table-cell>
        </table:table-row>
      </table:table>
      <text:p text:style-name="P249"><text:span text:style-name="T769"/></text:p>
      <table:table table:style-name="Table26">
        <table:table-column table:style-name="TableColumn2600"/>
        <table:table-column table:style-name="TableColumn2601"/>
        <table:table-column table:style-name="TableColumn2602"/>
        <table:table-column table:style-name="TableColumn2603"/>
        <table:table-column table:style-name="TableColumn2604"/>
        <table:table-row table:style-name="TableRow2600">
          <table:table-cell table:style-name="TableCell260000">
            <text:p text:style-name="P251"><text:span text:style-name="T770">Atributo</text:span><text:span text:style-name="T771"/></text:p>
          </table:table-cell>
          <table:table-cell table:style-name="TableCell260001">
            <text:p text:style-name="P251"><text:span text:style-name="T772">Descrição</text:span><text:span text:style-name="T773"/></text:p>
          </table:table-cell>
          <table:table-cell table:style-name="TableCell260002">
            <text:p text:style-name="P251"><text:span text:style-name="T774">Tipo</text:span><text:span text:style-name="T775"/></text:p>
          </table:table-cell>
          <table:table-cell table:style-name="TableCell260003">
            <text:p text:style-name="P251"><text:span text:style-name="T776">Domínio</text:span><text:span text:style-name="T777"/></text:p>
          </table:table-cell>
          <table:table-cell table:style-name="TableCell260004">
            <text:p text:style-name="P251"><text:span text:style-name="T778">Restrição</text:span><text:span text:style-name="T779"/></text:p>
          </table:table-cell>
        </table:table-row>
        <table:table-row table:style-name="TableRow2601">
          <table:table-cell table:style-name="TableCell260100">
            <text:p text:style-name="P254"><text:span text:style-name="T780">CodEntrada</text:span><text:span text:style-name="T781"/></text:p>
          </table:table-cell>
          <table:table-cell table:style-name="TableCell260101">
            <text:p text:style-name="P254"><text:span text:style-name="T782">Representa o código da entrada financeira lançada no sistema</text:span><text:span text:style-name="T783"/></text:p>
          </table:table-cell>
          <table:table-cell table:style-name="TableCell260102">
            <text:p text:style-name="P254"><text:span text:style-name="T784">SERIAL</text:span><text:span text:style-name="T785"/></text:p>
          </table:table-cell>
          <table:table-cell table:style-name="TableCell260103">
            <text:p text:style-name="P254"><text:span text:style-name="T786">Números inteiros positivos</text:span><text:span text:style-name="T787"/></text:p>
          </table:table-cell>
          <table:table-cell table:style-name="TableCell260104">
            <text:p text:style-name="P254"><text:span text:style-name="T788">Chave Primária</text:span></text:p>
            <text:p text:style-name="P254"><text:span text:style-name="T788">Chave Substituta</text:span><text:span text:style-name="T789"/></text:p>
          </table:table-cell>
        </table:table-row>
        <table:table-row table:style-name="TableRow2602">
          <table:table-cell table:style-name="TableCell260200">
            <text:p text:style-name="P257"><text:span text:style-name="T790">CodVenda</text:span><text:span text:style-name="T791"/></text:p>
          </table:table-cell>
          <table:table-cell table:style-name="TableCell260201">
            <text:p text:style-name="P257"><text:span text:style-name="T792">Representa o código da venda que gerou entrada</text:span><text:span text:style-name="T793"/></text:p>
          </table:table-cell>
          <table:table-cell table:style-name="TableCell260202">
            <text:p text:style-name="P257"><text:span text:style-name="T794">Int</text:span><text:span text:style-name="T795"/></text:p>
          </table:table-cell>
          <table:table-cell table:style-name="TableCell260203">
            <text:p text:style-name="P257"><text:span text:style-name="T796">Números inteiros positivos</text:span><text:span text:style-name="T797"/></text:p>
          </table:table-cell>
          <table:table-cell table:style-name="TableCell260204">
            <text:p text:style-name="P257"><text:span text:style-name="T798">Não nulo</text:span></text:p>
            <text:p text:style-name="P257"><text:span text:style-name="T798">Chave estrangeira referenciando CodVenda na tabela VENDA</text:span><text:span text:style-name="T799"/></text:p>
          </table:table-cell>
        </table:table-row>
        <table:table-row table:style-name="TableRow2603">
          <table:table-cell table:style-name="TableCell260300">
            <text:p text:style-name="P260"><text:span text:style-name="T800">Valor</text:span><text:span text:style-name="T801"/></text:p>
          </table:table-cell>
          <table:table-cell table:style-name="TableCell260301">
            <text:p text:style-name="P260"><text:span text:style-name="T802">Representa o valor total da entrada</text:span><text:span text:style-name="T803"/></text:p>
          </table:table-cell>
          <table:table-cell table:style-name="TableCell260302">
            <text:p text:style-name="P260"><text:span text:style-name="T804">Real</text:span><text:span text:style-name="T805"/></text:p>
          </table:table-cell>
          <table:table-cell table:style-name="TableCell260303">
            <text:p text:style-name="P260"><text:span text:style-name="T806">Números inteiros reais</text:span><text:span text:style-name="T807"/></text:p>
          </table:table-cell>
          <table:table-cell table:style-name="TableCell260304">
            <text:p text:style-name="P260"><text:span text:style-name="T808">-Não nulo</text:span><text:span text:style-name="T809"/></text:p>
          </table:table-cell>
        </table:table-row>
        <table:table-row table:style-name="TableRow2604">
          <table:table-cell table:style-name="TableCell260400">
            <text:p text:style-name="P263"><text:span text:style-name="T810">Data</text:span><text:span text:style-name="T811"/></text:p>
          </table:table-cell>
          <table:table-cell table:style-name="TableCell260401">
            <text:p text:style-name="P263"><text:span text:style-name="T812">Representa a data em que a entrada foi lançada no sistema</text:span><text:span text:style-name="T813"/></text:p>
          </table:table-cell>
          <table:table-cell table:style-name="TableCell260402">
            <text:p text:style-name="P263"><text:span text:style-name="T814">Date</text:span><text:span text:style-name="T815"/></text:p>
          </table:table-cell>
          <table:table-cell table:style-name="TableCell260403">
            <text:p text:style-name="P263"><text:span text:style-name="T816">Date</text:span><text:span text:style-name="T817"/></text:p>
          </table:table-cell>
          <table:table-cell table:style-name="TableCell260404">
            <text:p text:style-name="P263"><text:span text:style-name="T818">Não nulo</text:span><text:span text:style-name="T819"/></text:p>
          </table:table-cell>
        </table:table-row>
      </table:table>
      <text:p text:style-name="P265"><text:span text:style-name="T820">Tabela13<text:s/></text:span><text:span text:style-name="T821">–</text:span><text:span text:style-name="T822"><text:s/>Entidade ENTRADA</text:span></text:p>
      <text:p text:style-name="P265"><text:span text:style-name="T823"/></text:p>
      <table:table table:style-name="Table27">
        <table:table-column table:style-name="TableColumn2700"/>
        <table:table-row table:style-name="TableRow2700">
          <table:table-cell table:style-name="TableCell270000">
            <text:p text:style-name="P267"><text:span text:style-name="T824">CartaoCredito: Entidade que armazena os dados de um produto.</text:span><text:span text:style-name="T825"/></text:p>
          </table:table-cell>
        </table:table-row>
      </table:table>
      <text:p text:style-name="P269"><text:span text:style-name="T825"/></text:p>
      <table:table table:style-name="Table28">
        <table:table-column table:style-name="TableColumn2800"/>
        <table:table-column table:style-name="TableColumn2801"/>
        <table:table-column table:style-name="TableColumn2802"/>
        <table:table-column table:style-name="TableColumn2803"/>
        <table:table-column table:style-name="TableColumn2804"/>
        <table:table-row table:style-name="TableRow2800">
          <table:table-cell table:style-name="TableCell280000">
            <text:p text:style-name="P271"><text:span text:style-name="T826">Atributo</text:span><text:span text:style-name="T827"/></text:p>
          </table:table-cell>
          <table:table-cell table:style-name="TableCell280001">
            <text:p text:style-name="P271"><text:span text:style-name="T828">Descrição</text:span><text:span text:style-name="T829"/></text:p>
          </table:table-cell>
          <table:table-cell table:style-name="TableCell280002">
            <text:p text:style-name="P271"><text:span text:style-name="T830">Tipo</text:span><text:span text:style-name="T831"/></text:p>
          </table:table-cell>
          <table:table-cell table:style-name="TableCell280003">
            <text:p text:style-name="P271"><text:span text:style-name="T832">Domínio</text:span><text:span text:style-name="T833"/></text:p>
          </table:table-cell>
          <table:table-cell table:style-name="TableCell280004">
            <text:p text:style-name="P271"><text:span text:style-name="T834">Restrição</text:span><text:span text:style-name="T835"/></text:p>
          </table:table-cell>
        </table:table-row>
        <table:table-row table:style-name="TableRow2801">
          <table:table-cell table:style-name="TableCell280100">
            <text:p text:style-name="P274"><text:span text:style-name="T836">Numero</text:span><text:span text:style-name="T837"/></text:p>
          </table:table-cell>
          <table:table-cell table:style-name="TableCell280101">
            <text:p text:style-name="P274"><text:span text:style-name="T838">Representa o número do cartão</text:span><text:span text:style-name="T839"/></text:p>
          </table:table-cell>
          <table:table-cell table:style-name="TableCell280102">
            <text:p text:style-name="P274"><text:span text:style-name="T840">Int</text:span><text:span text:style-name="T841"/></text:p>
          </table:table-cell>
          <table:table-cell table:style-name="TableCell280103">
            <text:p text:style-name="P274"><text:span text:style-name="T842">Números inteiros positivos</text:span><text:span text:style-name="T843"/></text:p>
          </table:table-cell>
          <table:table-cell table:style-name="TableCell280104">
            <text:p text:style-name="P274"><text:span text:style-name="T844">Chave Primária</text:span><text:span text:style-name="T845"/></text:p>
          </table:table-cell>
        </table:table-row>
        <table:table-row table:style-name="TableRow2802">
          <table:table-cell table:style-name="TableCell280200">
            <text:p text:style-name="P277"><text:span text:style-name="T846">Bandeira</text:span><text:span text:style-name="T847"/></text:p>
          </table:table-cell>
          <table:table-cell table:style-name="TableCell280201">
            <text:p text:style-name="P277"><text:span text:style-name="T848">Representa o<text:s/></text:span><text:span text:style-name="T849">número da bandeira do cartão usado</text:span><text:span text:style-name="T850"/></text:p>
          </table:table-cell>
          <table:table-cell table:style-name="TableCell280202">
            <text:p text:style-name="P277"><text:span text:style-name="T851">Int</text:span><text:span text:style-name="T852"/></text:p>
          </table:table-cell>
          <table:table-cell table:style-name="TableCell280203">
            <text:p text:style-name="P277"><text:span text:style-name="T853">Números inteiros positivos</text:span><text:span text:style-name="T854"/></text:p>
          </table:table-cell>
          <table:table-cell table:style-name="TableCell280204">
            <text:p text:style-name="P277"><text:span text:style-name="T855">Não nulo</text:span><text:span text:style-name="T856"/></text:p>
          </table:table-cell>
        </table:table-row>
      </table:table>
      <text:p text:style-name="P279"><text:span text:style-name="T857">Tabela14<text:s/></text:span><text:span text:style-name="T858">–</text:span><text:span text:style-name="T859"><text:s/>Entidade CARTAOCREDITO</text:span></text:p>
      <text:p text:style-name="P279"><text:span text:style-name="T860"/></text:p>
      <table:table table:style-name="Table29">
        <table:table-column table:style-name="TableColumn2900"/>
        <table:table-row table:style-name="TableRow2900">
          <table:table-cell table:style-name="TableCell290000">
            <text:p text:style-name="P281"><text:span text:style-name="T861">VendaCartao: Entidade que armazena os dados de um produto.</text:span><text:span text:style-name="T862"/></text:p>
          </table:table-cell>
        </table:table-row>
      </table:table>
      <text:p text:style-name="P283"><text:span text:style-name="T862"/></text:p>
      <table:table table:style-name="Table30">
        <table:table-column table:style-name="TableColumn3000"/>
        <table:table-column table:style-name="TableColumn3001"/>
        <table:table-column table:style-name="TableColumn3002"/>
        <table:table-column table:style-name="TableColumn3003"/>
        <table:table-column table:style-name="TableColumn3004"/>
        <table:table-row table:style-name="TableRow3000">
          <table:table-cell table:style-name="TableCell300000">
            <text:p text:style-name="P285"><text:span text:style-name="T863">Atributo</text:span><text:span text:style-name="T864"/></text:p>
          </table:table-cell>
          <table:table-cell table:style-name="TableCell300001">
            <text:p text:style-name="P285"><text:span text:style-name="T865">Descrição</text:span><text:span text:style-name="T866"/></text:p>
          </table:table-cell>
          <table:table-cell table:style-name="TableCell300002">
            <text:p text:style-name="P285"><text:span text:style-name="T867">Tipo</text:span><text:span text:style-name="T868"/></text:p>
          </table:table-cell>
          <table:table-cell table:style-name="TableCell300003">
            <text:p text:style-name="P285"><text:span text:style-name="T869">Domínio</text:span><text:span text:style-name="T870"/></text:p>
          </table:table-cell>
          <table:table-cell table:style-name="TableCell300004">
            <text:p text:style-name="P285"><text:span text:style-name="T871">Restrição</text:span><text:span text:style-name="T872"/></text:p>
          </table:table-cell>
        </table:table-row>
        <table:table-row table:style-name="TableRow3001">
          <table:table-cell table:style-name="TableCell300100">
            <text:p text:style-name="P288"><text:span text:style-name="T873">NumCartao</text:span><text:span text:style-name="T874"/></text:p>
          </table:table-cell>
          <table:table-cell table:style-name="TableCell300101">
            <text:p text:style-name="P288"><text:span text:style-name="T875">Representa o numero do cartao</text:span><text:span text:style-name="T876"/></text:p>
          </table:table-cell>
          <table:table-cell table:style-name="TableCell300102">
            <text:p text:style-name="P288"><text:span text:style-name="T877">int</text:span><text:span text:style-name="T878"/></text:p>
          </table:table-cell>
          <table:table-cell table:style-name="TableCell300103">
            <text:p text:style-name="P288"><text:span text:style-name="T879">int</text:span><text:span text:style-name="T880"/></text:p>
          </table:table-cell>
          <table:table-cell table:style-name="TableCell300104">
            <text:p text:style-name="P288"><text:span text:style-name="T881">Chave Primária</text:span></text:p>
            <text:p text:style-name="P288"><text:span text:style-name="T881">Chave estrangeira referenciando Numero em CARTAOCREDITO</text:span><text:span text:style-name="T882"/></text:p>
          </table:table-cell>
        </table:table-row>
        <table:table-row table:style-name="TableRow3002">
          <table:table-cell table:style-name="TableCell300200">
            <text:p text:style-name="P291"><text:span text:style-name="T883">CodVenda</text:span><text:span text:style-name="T884"/></text:p>
          </table:table-cell>
          <table:table-cell table:style-name="TableCell300201">
            <text:p text:style-name="P291"><text:span text:style-name="T885">Representa o<text:s/></text:span><text:span text:style-name="T886">código da venda realizada com cartão</text:span><text:span text:style-name="T887"/></text:p>
          </table:table-cell>
          <table:table-cell table:style-name="TableCell300202">
            <text:p text:style-name="P291"><text:span text:style-name="T888">Int</text:span><text:span text:style-name="T889"/></text:p>
          </table:table-cell>
          <table:table-cell table:style-name="TableCell300203">
            <text:p text:style-name="P291"><text:span text:style-name="T890">Números inteiros positivos</text:span><text:span text:style-name="T891"/></text:p>
          </table:table-cell>
          <table:table-cell table:style-name="TableCell300204">
            <text:p text:style-name="P291"><text:span text:style-name="T892">Não nulo</text:span></text:p>
            <text:p text:style-name="P291"><text:span text:style-name="T892">Chave estrangeira referenciando CodVenda na tabela VENDA</text:span><text:span text:style-name="T893"/></text:p>
          </table:table-cell>
        </table:table-row>
        <table:table-row table:style-name="TableRow3003">
          <table:table-cell table:style-name="TableCell300300">
            <text:p text:style-name="P294"><text:span text:style-name="T894">NumParcelas</text:span><text:span text:style-name="T895"/></text:p>
          </table:table-cell>
          <table:table-cell table:style-name="TableCell300301">
            <text:p text:style-name="P294"><text:span text:style-name="T896">Representa o número de parcelas</text:span><text:span text:style-name="T897"/></text:p>
          </table:table-cell>
          <table:table-cell table:style-name="TableCell300302">
            <text:p text:style-name="P294"><text:span text:style-name="T898">Int</text:span><text:span text:style-name="T899"/></text:p>
          </table:table-cell>
          <table:table-cell table:style-name="TableCell300303">
            <text:p text:style-name="P294"><text:span text:style-name="T900">Números inteiros positivos</text:span><text:span text:style-name="T901"/></text:p>
          </table:table-cell>
          <table:table-cell table:style-name="TableCell300304">
            <text:p text:style-name="P294"><text:span text:style-name="T902">Não nulo</text:span><text:span text:style-name="T903"/></text:p>
          </table:table-cell>
        </table:table-row>
      </table:table>
      <text:p text:style-name="P296"><text:span text:style-name="T904">Tabela15<text:s/></text:span><text:span text:style-name="T905">–</text:span><text:span text:style-name="T906"><text:s/>Entidade VENDACARTAO</text:span></text:p>
      <text:p text:style-name="P296"><text:span text:style-name="T907"/></text:p>
      <text:p text:style-name="P296"><text:span text:style-name="T907"/></text:p>
      <text:p text:style-name="P296"><text:span text:style-name="T907"/></text:p>
      <text:p text:style-name="P296"><text:span text:style-name="T9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